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10" style:family="table">
      <style:table-properties style:width="6.75in" table:align="margins" style:writing-mode="lr-tb"/>
    </style:style>
    <style:style style:name="Table10.A" style:family="table-column">
      <style:table-column-properties style:column-width="3.375in" style:rel-column-width="3276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3889in" fo:margin-left="0.0007in" fo:margin-top="0in" fo:margin-bottom="0in" table:align="left" style:writing-mode="page"/>
    </style:style>
    <style:style style:name="Table1.A" style:family="table-column">
      <style:table-column-properties style:column-width="0.7639in"/>
    </style:style>
    <style:style style:name="Table1.B" style:family="table-column">
      <style:table-column-properties style:column-width="0.9028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6243in"/>
    </style:style>
    <style:style style:name="Table1.F" style:family="table-column">
      <style:table-column-properties style:column-width="0.6257in"/>
    </style:style>
    <style:style style:name="Table1.H" style:family="table-column">
      <style:table-column-properties style:column-width="0.59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2e75b6" fo:padding-left="0.0833in" fo:padding-right="0.0833in" fo:padding-top="0.0556in" fo:padding-bottom="0.0556in" fo:border="0.1pt solid #2e75b6">
        <style:background-image/>
      </style:table-cell-properties>
    </style:style>
    <style:style style:name="Table1.A2" style:family="table-cell">
      <style:table-cell-properties fo:background-color="#eef4fb" fo:padding-left="0.0833in" fo:padding-right="0.0833in" fo:padding-top="0.0556in" fo:padding-bottom="0.0556in" fo:border="0.1pt solid #cccccc">
        <style:background-image/>
      </style:table-cell-properties>
    </style:style>
    <style:style style:name="Table1.A3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1.7361in"/>
    </style:style>
    <style:style style:name="Table2.B" style:family="table-column">
      <style:table-column-properties style:column-width="1.3889in"/>
    </style:style>
    <style:style style:name="Table2.C" style:family="table-column">
      <style:table-column-properties style:column-width="1.3882in"/>
    </style:style>
    <style:style style:name="Table2.D" style:family="table-column">
      <style:table-column-properties style:column-width="1.986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e75b6" fo:padding-left="0.0833in" fo:padding-right="0.0833in" fo:padding-top="0.0556in" fo:padding-bottom="0.0556in" fo:border="0.1pt solid #2e75b6">
        <style:background-image/>
      </style:table-cell-properties>
    </style:style>
    <style:style style:name="Table2.A2" style:family="table-cell">
      <style:table-cell-properties fo:background-color="#eef4fb" fo:padding-left="0.0833in" fo:padding-right="0.0833in" fo:padding-top="0.0556in" fo:padding-bottom="0.0556in" fo:border="0.1pt solid #cccccc">
        <style:background-image/>
      </style:table-cell-properties>
    </style:style>
    <style:style style:name="Table2.A3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" style:family="table">
      <style:table-properties style:width="5.4167in" fo:margin-left="0.0007in" fo:margin-top="0in" fo:margin-bottom="0in" table:align="left" style:writing-mode="page"/>
    </style:style>
    <style:style style:name="Table3.A" style:family="table-column">
      <style:table-column-properties style:column-width="1.0833in"/>
    </style:style>
    <style:style style:name="Table3.B" style:family="table-column">
      <style:table-column-properties style:column-width="0.6667in"/>
    </style:style>
    <style:style style:name="Table3.C" style:family="table-column">
      <style:table-column-properties style:column-width="0.8326in"/>
    </style:style>
    <style:style style:name="Table3.D" style:family="table-column">
      <style:table-column-properties style:column-width="1in"/>
    </style:style>
    <style:style style:name="Table3.E" style:family="table-column">
      <style:table-column-properties style:column-width="1.0007in"/>
    </style:style>
    <style:style style:name="Table3.F" style:family="table-column">
      <style:table-column-properties style:column-width="0.833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2e75b6" fo:padding-left="0.0833in" fo:padding-right="0.0833in" fo:padding-top="0.0556in" fo:padding-bottom="0.0556in" fo:border="0.1pt solid #2e75b6">
        <style:background-image/>
      </style:table-cell-properties>
    </style:style>
    <style:style style:name="Table3.A2" style:family="table-cell">
      <style:table-cell-properties fo:background-color="#eef4fb" fo:padding-left="0.0833in" fo:padding-right="0.0833in" fo:padding-top="0.0556in" fo:padding-bottom="0.0556in" fo:border="0.1pt solid #cccccc">
        <style:background-image/>
      </style:table-cell-properties>
    </style:style>
    <style:style style:name="Table3.A3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" style:family="table">
      <style:table-properties style:width="6.0417in" fo:margin-left="0.0007in" fo:margin-top="0in" fo:margin-bottom="0in" table:align="left" style:writing-mode="page"/>
    </style:style>
    <style:style style:name="Table4.A" style:family="table-column">
      <style:table-column-properties style:column-width="1.041in"/>
    </style:style>
    <style:style style:name="Table4.B" style:family="table-column">
      <style:table-column-properties style:column-width="0.6257in"/>
    </style:style>
    <style:style style:name="Table4.C" style:family="table-column">
      <style:table-column-properties style:column-width="0.6243in"/>
    </style:style>
    <style:style style:name="Table4.I" style:family="table-column">
      <style:table-column-properties style:column-width="0.6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2e75b6" fo:padding-left="0.0833in" fo:padding-right="0.0833in" fo:padding-top="0.0556in" fo:padding-bottom="0.0556in" fo:border="0.1pt solid #2e75b6">
        <style:background-image/>
      </style:table-cell-properties>
    </style:style>
    <style:style style:name="Table4.A2" style:family="table-cell">
      <style:table-cell-properties fo:background-color="#eef4fb" fo:padding-left="0.0833in" fo:padding-right="0.0833in" fo:padding-top="0.0556in" fo:padding-bottom="0.0556in" fo:border="0.1pt solid #cccccc">
        <style:background-image/>
      </style:table-cell-properties>
    </style:style>
    <style:style style:name="Table5" style:family="table">
      <style:table-properties style:width="5.25in" fo:margin-left="0.0007in" fo:margin-top="0in" fo:margin-bottom="0in" table:align="left" style:writing-mode="page"/>
    </style:style>
    <style:style style:name="Table5.A" style:family="table-column">
      <style:table-column-properties style:column-width="1.25in"/>
    </style:style>
    <style:style style:name="Table5.C" style:family="table-column">
      <style:table-column-properties style:column-width="1.4993in"/>
    </style:style>
    <style:style style:name="Table5.D" style:family="table-column">
      <style:table-column-properties style:column-width="1.250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2e75b6" fo:padding-left="0.0833in" fo:padding-right="0.0833in" fo:padding-top="0.0556in" fo:padding-bottom="0.0556in" fo:border="0.1pt solid #2e75b6">
        <style:background-image/>
      </style:table-cell-properties>
    </style:style>
    <style:style style:name="Table5.A2" style:family="table-cell">
      <style:table-cell-properties fo:background-color="#eef4fb" fo:padding-left="0.0833in" fo:padding-right="0.0833in" fo:padding-top="0.0556in" fo:padding-bottom="0.0556in" fo:border="0.1pt solid #cccccc">
        <style:background-image/>
      </style:table-cell-properties>
    </style:style>
    <style:style style:name="Table5.A3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6" style:family="table">
      <style:table-properties style:width="6.6389in" fo:margin-left="0.0007in" fo:margin-top="0in" fo:margin-bottom="0in" table:align="left" style:writing-mode="page"/>
    </style:style>
    <style:style style:name="Table6.A" style:family="table-column">
      <style:table-column-properties style:column-width="1.3882in"/>
    </style:style>
    <style:style style:name="Table6.B" style:family="table-column">
      <style:table-column-properties style:column-width="1.3889in"/>
    </style:style>
    <style:style style:name="Table6.C" style:family="table-column">
      <style:table-column-properties style:column-width="3.861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2e75b6" fo:padding-left="0.0833in" fo:padding-right="0.0833in" fo:padding-top="0.0556in" fo:padding-bottom="0.0556in" fo:border="0.1pt solid #2e75b6">
        <style:background-image/>
      </style:table-cell-properties>
    </style:style>
    <style:style style:name="Table6.A2" style:family="table-cell">
      <style:table-cell-properties fo:background-color="#eef4fb" fo:padding-left="0.0833in" fo:padding-right="0.0833in" fo:padding-top="0.0556in" fo:padding-bottom="0.0556in" fo:border="0.1pt solid #cccccc">
        <style:background-image/>
      </style:table-cell-properties>
    </style:style>
    <style:style style:name="Table6.A3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7" style:family="table">
      <style:table-properties style:width="6.6389in" fo:margin-left="0.0007in" fo:margin-top="0in" fo:margin-bottom="0in" table:align="left" style:writing-mode="page"/>
    </style:style>
    <style:style style:name="Table7.A" style:family="table-column">
      <style:table-column-properties style:column-width="1.3882in"/>
    </style:style>
    <style:style style:name="Table7.B" style:family="table-column">
      <style:table-column-properties style:column-width="1.1667in"/>
    </style:style>
    <style:style style:name="Table7.C" style:family="table-column">
      <style:table-column-properties style:column-width="4.08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2e75b6" fo:padding-left="0.0833in" fo:padding-right="0.0833in" fo:padding-top="0.0556in" fo:padding-bottom="0.0556in" fo:border="0.1pt solid #2e75b6">
        <style:background-image/>
      </style:table-cell-properties>
    </style:style>
    <style:style style:name="Table7.A2" style:family="table-cell">
      <style:table-cell-properties fo:background-color="#eef4fb" fo:padding-left="0.0833in" fo:padding-right="0.0833in" fo:padding-top="0.0556in" fo:padding-bottom="0.0556in" fo:border="0.1pt solid #cccccc">
        <style:background-image/>
      </style:table-cell-properties>
    </style:style>
    <style:style style:name="Table7.A3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8" style:family="table">
      <style:table-properties style:width="6.7083in" fo:margin-left="0.0007in" fo:margin-top="0in" fo:margin-bottom="0in" table:align="left" style:writing-mode="page"/>
    </style:style>
    <style:style style:name="Table8.A" style:family="table-column">
      <style:table-column-properties style:column-width="1.7361in"/>
    </style:style>
    <style:style style:name="Table8.B" style:family="table-column">
      <style:table-column-properties style:column-width="1.3882in"/>
    </style:style>
    <style:style style:name="Table8.C" style:family="table-column">
      <style:table-column-properties style:column-width="0.8757in"/>
    </style:style>
    <style:style style:name="Table8.D" style:family="table-column">
      <style:table-column-properties style:column-width="0.9021in"/>
    </style:style>
    <style:style style:name="Table8.E" style:family="table-column">
      <style:table-column-properties style:column-width="0.9028in"/>
    </style:style>
    <style:style style:name="Table8.F" style:family="table-column">
      <style:table-column-properties style:column-width="0.9035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2e75b6" fo:padding-left="0.0833in" fo:padding-right="0.0833in" fo:padding-top="0.0556in" fo:padding-bottom="0.0556in" fo:border="0.1pt solid #2e75b6">
        <style:background-image/>
      </style:table-cell-properties>
    </style:style>
    <style:style style:name="Table8.A2" style:family="table-cell">
      <style:table-cell-properties fo:background-color="#eef4fb" fo:padding-left="0.0833in" fo:padding-right="0.0833in" fo:padding-top="0.0556in" fo:padding-bottom="0.0556in" fo:border="0.1pt solid #cccccc">
        <style:background-image/>
      </style:table-cell-properties>
    </style:style>
    <style:style style:name="Table8.A3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9" style:family="table">
      <style:table-properties style:width="6.6389in" fo:margin-left="0.0007in" fo:margin-top="0in" fo:margin-bottom="0in" table:align="left" style:writing-mode="page"/>
    </style:style>
    <style:style style:name="Table9.A" style:family="table-column">
      <style:table-column-properties style:column-width="1.1111in"/>
    </style:style>
    <style:style style:name="Table9.B" style:family="table-column">
      <style:table-column-properties style:column-width="1.2493in"/>
    </style:style>
    <style:style style:name="Table9.C" style:family="table-column">
      <style:table-column-properties style:column-width="1.5285in"/>
    </style:style>
    <style:style style:name="Table9.D" style:family="table-column">
      <style:table-column-properties style:column-width="1.25in"/>
    </style:style>
    <style:style style:name="Table9.E" style:family="table-column">
      <style:table-column-properties style:column-width="1.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2e75b6" fo:padding-left="0.0833in" fo:padding-right="0.0833in" fo:padding-top="0.0556in" fo:padding-bottom="0.0556in" fo:border="0.1pt solid #2e75b6">
        <style:background-image/>
      </style:table-cell-properties>
    </style:style>
    <style:style style:name="Table9.A2" style:family="table-cell">
      <style:table-cell-properties fo:background-color="#eef4fb" fo:padding-left="0.0833in" fo:padding-right="0.0833in" fo:padding-top="0.0556in" fo:padding-bottom="0.0556in" fo:border="0.1pt solid #cccccc">
        <style:background-image/>
      </style:table-cell-properties>
    </style:style>
    <style:style style:name="Table9.A3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Standard">
      <style:paragraph-properties fo:margin-top="0.0555in" fo:margin-bottom="0.0555in" style:contextual-spacing="false"/>
    </style:style>
    <style:style style:name="P2" style:family="paragraph" style:parent-style-name="Standard">
      <style:paragraph-properties fo:margin-top="0.278in" fo:margin-bottom="0.139in" style:contextual-spacing="false" fo:text-align="center" style:justify-single-word="false"/>
    </style:style>
    <style:style style:name="P3" style:family="paragraph" style:parent-style-name="Standard">
      <style:paragraph-properties fo:margin-top="0.0693in" fo:margin-bottom="0.278in" style:contextual-spacing="false" fo:text-align="center" style:justify-single-word="false"/>
    </style:style>
    <style:style style:name="P4" style:family="paragraph" style:parent-style-name="Standard">
      <style:paragraph-properties fo:margin-top="0.0693in" fo:margin-bottom="0.278in" style:contextual-spacing="false" fo:padding-left="0in" fo:padding-right="0in" fo:padding-top="0in" fo:padding-bottom="0.0138in" fo:border-left="none" fo:border-right="none" fo:border-top="none" fo:border-bottom="0.99pt solid #2e75b6"/>
    </style:style>
    <style:style style:name="P5" style:family="paragraph" style:parent-style-name="Standard">
      <style:paragraph-properties fo:margin-top="0.139in" fo:margin-bottom="0.139in" style:contextual-spacing="false" fo:text-align="center" style:justify-single-word="false"/>
    </style:style>
    <style:style style:name="P6" style:family="paragraph" style:parent-style-name="Standard">
      <style:paragraph-properties fo:margin-top="0.0693in" fo:margin-bottom="0.0417in" style:contextual-spacing="false" fo:text-align="center" style:justify-single-word="false"/>
    </style:style>
    <style:style style:name="P7" style:family="paragraph" style:parent-style-name="Standard">
      <style:paragraph-properties fo:margin-top="0.0417in" fo:margin-bottom="0.0417in" style:contextual-spacing="false" fo:text-align="center" style:justify-single-word="false"/>
    </style:style>
    <style:style style:name="P8" style:family="paragraph" style:parent-style-name="Standard">
      <style:paragraph-properties fo:margin-top="0.0417in" fo:margin-bottom="0.139in" style:contextual-spacing="false" fo:text-align="center" style:justify-single-word="false"/>
    </style:style>
    <style:style style:name="P9" style:family="paragraph" style:parent-style-name="Standard">
      <style:paragraph-properties fo:margin-top="0.0555in" fo:margin-bottom="0.0555in" style:contextual-spacing="false"/>
      <style:text-properties fo:font-size="14pt" fo:font-weight="bold" officeooo:rsid="001ba978" style:font-size-asian="12.25pt" style:font-weight-asian="bold" style:font-size-complex="14pt" style:font-weight-complex="bold"/>
    </style:style>
    <style:style style:name="P10" style:family="paragraph" style:parent-style-name="Table_20_Contents">
      <style:text-properties officeooo:rsid="001ba978" officeooo:paragraph-rsid="001ba978"/>
    </style:style>
    <style:style style:name="P11" style:family="paragraph" style:parent-style-name="Heading_20_1">
      <style:paragraph-properties fo:margin-top="0in" fo:margin-bottom="0.139in" style:contextual-spacing="false" fo:break-before="page" fo:padding-left="0in" fo:padding-right="0in" fo:padding-top="0in" fo:padding-bottom="0.0138in" fo:border-left="none" fo:border-right="none" fo:border-top="none" fo:border-bottom="0.74pt solid #2e75b6"/>
    </style:style>
    <style:style style:name="P12" style:family="paragraph" style:parent-style-name="Heading_20_2">
      <style:paragraph-properties fo:margin-top="0.1945in" fo:margin-bottom="0.0972in" style:contextual-spacing="false"/>
    </style:style>
    <style:style style:name="P13" style:family="paragraph" style:parent-style-name="Standard">
      <style:paragraph-properties fo:margin-top="0.0555in" fo:margin-bottom="0.0555in" style:contextual-spacing="false" fo:text-align="justify" style:justify-single-word="false" loext:word-spacing-minimum="75%" loext:word-spacing-maximum="133%"/>
    </style:style>
    <style:style style:name="P14" style:family="paragraph" style:parent-style-name="List_20_Paragraph" style:list-style-name="WWNum2">
      <style:paragraph-properties fo:margin-top="0.0417in" fo:margin-bottom="0.0417in" style:contextual-spacing="false"/>
    </style:style>
    <style:style style:name="P15" style:family="paragraph" style:parent-style-name="Standard">
      <loext:graphic-properties draw:fill="solid" draw:fill-color="#f2f2f2"/>
      <style:paragraph-properties fo:margin-left="0.5in" fo:margin-top="0.0138in" fo:margin-bottom="0.0138in" style:contextual-spacing="false" fo:background-color="#f2f2f2"/>
    </style:style>
    <style:style style:name="P16" style:family="paragraph" style:parent-style-name="List_20_Paragraph" style:list-style-name="WWNum3">
      <style:paragraph-properties fo:margin-top="0.0417in" fo:margin-bottom="0.0417in" style:contextual-spacing="false"/>
    </style:style>
    <style:style style:name="P17" style:family="paragraph" style:parent-style-name="List_20_Paragraph" style:list-style-name="WWNum4">
      <style:paragraph-properties fo:margin-top="0.0417in" fo:margin-bottom="0.0417in" style:contextual-spacing="false"/>
    </style:style>
    <style:style style:name="P18" style:family="paragraph" style:parent-style-name="List_20_Paragraph" style:list-style-name="WWNum5">
      <style:paragraph-properties fo:margin-top="0.0417in" fo:margin-bottom="0.0417in" style:contextual-spacing="false"/>
    </style:style>
    <style:style style:name="P19" style:family="paragraph" style:parent-style-name="Standard">
      <style:paragraph-properties fo:margin-top="0.278in" fo:margin-bottom="0.139in" style:contextual-spacing="false" fo:text-align="center" style:justify-single-word="false" fo:padding-left="0in" fo:padding-right="0in" fo:padding-top="0.0138in" fo:padding-bottom="0in" fo:border-left="none" fo:border-right="none" fo:border-top="0.74pt solid #2e75b6" fo:border-bottom="none"/>
    </style:style>
    <style:style style:name="T1" style:family="text">
      <style:text-properties fo:color="#1f3864" loext:opacity="100%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2" style:family="text">
      <style:text-properties fo:color="#2e75b6" loext:opacity="100%" style:font-name="Arial" fo:font-size="18pt" style:font-name-asian="Arial2" style:font-size-asian="18pt" style:font-name-complex="Arial2" style:font-size-complex="18pt"/>
    </style:style>
    <style:style style:name="T3" style:family="text">
      <style:text-properties fo:color="#404040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4" style:family="text">
      <style:text-properties style:font-name="Arial" fo:font-size="12pt" style:font-name-asian="Arial2" style:font-size-asian="12pt" style:font-name-complex="Arial2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officeooo:rsid="001ba978" style:font-size-asian="12.25pt" style:font-weight-asian="bold" style:font-size-complex="14pt" style:font-weight-complex="bold"/>
    </style:style>
    <style:style style:name="T7" style:family="text">
      <style:text-properties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8" style:family="text">
      <style:text-properties fo:color="#2e75b6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9" style:family="text">
      <style:text-properties style:font-name="Arial" fo:font-size="11pt" style:font-name-asian="Arial2" style:font-size-asian="11pt" style:font-name-complex="Arial2" style:font-size-complex="11pt"/>
    </style:style>
    <style:style style:name="T10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1" style:family="text">
      <style:text-properties fo:color="#1f497d" loext:opacity="100%" fo:font-family="'Courier New'" style:font-family-generic="roman" style:font-pitch="variable" fo:font-size="9pt" style:font-family-asian="'Courier New'" style:font-family-generic-asian="system" style:font-pitch-asian="variable" style:font-size-asian="9pt" style:font-family-complex="'Courier New'" style:font-family-generic-complex="system" style:font-pitch-complex="variable" style:font-size-complex="9pt"/>
    </style:style>
    <style:style style:name="T12" style:family="text">
      <style:text-properties fo:color="#ffffff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3" style:family="text">
      <style:text-properties style:font-name="Arial" fo:font-size="10pt" style:font-name-asian="Arial2" style:font-size-asian="10pt" style:font-name-complex="Arial2" style:font-size-complex="10pt"/>
    </style:style>
    <style:style style:name="T14" style:family="text">
      <style:text-properties fo:color="#2e75b6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<text:span text:style-name="T1">Design and Analysis of Algorithms</text:span></text:p>
      <text:p text:style-name="P3"><text:span text:style-name="T2">Project Report</text:span></text:p>
      <text:p text:style-name="P4"/>
      <text:p text:style-name="P1"/>
      <text:p text:style-name="P5"><text:span text:style-name="T3">Topics Covered</text:span></text:p>
      <text:p text:style-name="P6"><text:span text:style-name="T4">Question 1: Decrease and Conquer — Dijkstra's Algorithm</text:span></text:p>
      <text:p text:style-name="P7"><text:span text:style-name="T4">Question 2: Dynamic Programming — Rod Cutting Problem</text:span></text:p>
      <text:p text:style-name="P8"><text:span text:style-name="T4">Question 3: Divide and Conquer — Maximum Subarray Problem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58"/><text:span text:style-name="T5"><text:s text:c="3"/></text:span><text:span text:style-name="T6">TEAM MEMBERS</text:span></text:p>
      <text:p text:style-name="P9"/>
      <text:p text:style-name="P9"/>
      <text:p text:style-name="P1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10">ASHITH RAO K</text:p>
          </table:table-cell>
          <table:table-cell table:style-name="Table10.B1" office:value-type="string">
            <text:p text:style-name="P10">PES1UG24CS559</text:p>
          </table:table-cell>
        </table:table-row>
        <table:table-row>
          <table:table-cell table:style-name="Table10.A2" office:value-type="string">
            <text:p text:style-name="P10">GIRISH G N</text:p>
          </table:table-cell>
          <table:table-cell table:style-name="Table10.B2" office:value-type="string">
            <text:p text:style-name="P10">PES1UG24CS571</text:p>
          </table:table-cell>
        </table:table-row>
        <table:table-row>
          <table:table-cell table:style-name="Table10.A2" office:value-type="string">
            <text:p text:style-name="P10">ANKITH SUDALA</text:p>
          </table:table-cell>
          <table:table-cell table:style-name="Table10.B2" office:value-type="string">
            <text:p text:style-name="P10">PES1UG24CS557</text:p>
          </table:table-cell>
        </table:table-row>
        <table:table-row>
          <table:table-cell table:style-name="Table10.A2" office:value-type="string">
            <text:p text:style-name="P10">PREETHAM V</text:p>
          </table:table-cell>
          <table:table-cell table:style-name="Table10.B2" office:value-type="string">
            <text:p text:style-name="P10">PES1UG24CS599</text:p>
          </table:table-cell>
        </table:table-row>
      </table:table>
      <text:p text:style-name="Standard"/>
      <text:h text:style-name="P11" text:outline-level="1"><text:span text:style-name="T7">Question 1 – Decrease and Conquer: Dijkstra's Algorithm</text:span></text:h>
      <text:p text:style-name="P1"/>
      <text:h text:style-name="P12" text:outline-level="2"><text:span text:style-name="T8">Problem Statement</text:span></text:h>
      <text:p text:style-name="P13"><text:span text:style-name="T9">Given a weighted directed graph G = (V, E) with non-negative edge weights and a source vertex s, design a decrease-and-conquer algorithm (Dijkstra's Algorithm) to find the shortest path from s to all other vertices.</text:span></text:p>
      <text:p text:style-name="P1"/>
      <text:h text:style-name="P12" text:outline-level="2"><text:span text:style-name="T8">Task 1: How Problem Size Decreases at Each Step</text:span></text:h>
      <text:p text:style-name="P13"><text:span text:style-name="T9">Dijkstra's algorithm is a classic example of the decrease-and-conquer paradigm. The key insight is that at each step, the algorithm permanently resolves (finalizes) the shortest path to exactly one vertex.</text:span></text:p>
      <text:p text:style-name="P1"/>
      <text:p text:style-name="P13"><text:span text:style-name="T10">Decrease-and-Conquer Perspective:</text:span></text:p>
      <text:list text:style-name="WWNum2">
        <text:list-item text:start-value="1">
          <text:p text:style-name="P14"><text:span text:style-name="T9">Initially, the set of unresolved vertices U = V (all vertices are unknown).</text:span></text:p>
        </text:list-item>
        <text:list-item>
          <text:p text:style-name="P14"><text:span text:style-name="T9">At each iteration, the vertex u with the minimum tentative distance is extracted from U.</text:span></text:p>
        </text:list-item>
        <text:list-item>
          <text:p text:style-name="P14"><text:span text:style-name="T9">This vertex u is moved to the solved set S (its shortest path is now finalized).</text:span></text:p>
        </text:list-item>
        <text:list-item>
          <text:p text:style-name="P14"><text:span text:style-name="T9">The problem size decreases by 1: |U| reduces from n to n-1, then n-2, and so on.</text:span></text:p>
        </text:list-item>
        <text:list-item>
          <text:p text:style-name="P14"><text:span text:style-name="T9">After n iterations, all vertices are finalized and |U| = 0.</text:span></text:p>
        </text:list-item>
      </text:list>
      <text:p text:style-name="P1"/>
      <text:p text:style-name="P13"><text:span text:style-name="T9">This is not divide-and-conquer (splitting into subproblems). Instead, the problem is decreased by one unit at each step — the greedy choice of the minimum-distance unvisited vertex guarantees that this decrease is permanent and correct, because all edge weights are non-negative.</text:span></text:p>
      <text:p text:style-name="P1"/>
      <text:h text:style-name="P12" text:outline-level="2"><text:span text:style-name="T8">Task 2: Implementation Using a Min-Priority Queue</text:span></text:h>
      <text:p text:style-name="P13"><text:span text:style-name="T9">Below is the complete Python implementation of Dijkstra's algorithm using a min-heap priority queue (heapq):</text:span></text:p>
      <text:p text:style-name="P1"/>
      <text:p text:style-name="P15"><text:span text:style-name="T11">import heapq</text:span></text:p>
      <text:p text:style-name="P15"><text:span text:style-name="T11">import math</text:span></text:p>
      <text:p text:style-name="P15"/>
      <text:p text:style-name="P15"><text:span text:style-name="T11">def dijkstra(graph, source):</text:span></text:p>
      <text:p text:style-name="P15"><text:span text:style-name="T11"><text:s text:c="4"/>"""</text:span></text:p>
      <text:p text:style-name="P15"><text:span text:style-name="T11"><text:s text:c="4"/>Dijkstra's shortest path algorithm using a min-priority queue.</text:span></text:p>
      <text:p text:style-name="P15"><text:span text:style-name="T11"><text:s text:c="4"/>graph: dict of { u: [(v, weight), ...] } <text:s/>(adjacency list)</text:span></text:p>
      <text:p text:style-name="P15"><text:span text:style-name="T11"><text:s text:c="4"/>source: starting vertex</text:span></text:p>
      <text:p text:style-name="P15"><text:span text:style-name="T11"><text:s text:c="4"/>Returns: dist dict and prev dict for path reconstruction</text:span></text:p>
      <text:p text:style-name="P15"><text:span text:style-name="T11"><text:s text:c="4"/>"""</text:span></text:p>
      <text:p text:style-name="P15"><text:span text:style-name="T11"><text:s text:c="4"/>n = len(graph)</text:span></text:p>
      <text:p text:style-name="P15"><text:span text:style-name="T11"><text:s text:c="4"/>dist = {v: math.inf for v in graph}</text:span></text:p>
      <text:p text:style-name="P15"><text:span text:style-name="T11"><text:s text:c="4"/>prev = {v: None for v in graph}</text:span></text:p>
      <text:p text:style-name="P15"><text:span text:style-name="T11"><text:s text:c="4"/>dist[source] = 0</text:span></text:p>
      <text:p text:style-name="P15"><text:soft-page-break/></text:p>
      <text:p text:style-name="P15"><text:span text:style-name="T11"><text:s text:c="4"/># Min-heap: (distance, vertex)</text:span></text:p>
      <text:p text:style-name="P15"><text:span text:style-name="T11"><text:s text:c="4"/>heap = [(0, source)]</text:span></text:p>
      <text:p text:style-name="P15"/>
      <text:p text:style-name="P15"><text:span text:style-name="T11"><text:s text:c="4"/>visited = set()</text:span></text:p>
      <text:p text:style-name="P15"/>
      <text:p text:style-name="P15"><text:span text:style-name="T11"><text:s text:c="4"/>while heap:</text:span></text:p>
      <text:p text:style-name="P15"><text:span text:style-name="T11"><text:s text:c="8"/>d, u = heapq.heappop(heap) <text:s/># Extract min</text:span></text:p>
      <text:p text:style-name="P15"/>
      <text:p text:style-name="P15"><text:span text:style-name="T11"><text:s text:c="8"/>if u in visited:</text:span></text:p>
      <text:p text:style-name="P15"><text:span text:style-name="T11"><text:s text:c="12"/>continue</text:span></text:p>
      <text:p text:style-name="P15"><text:span text:style-name="T11"><text:s text:c="8"/>visited.add(u) <text:s/># Finalize vertex u</text:span></text:p>
      <text:p text:style-name="P15"/>
      <text:p text:style-name="P15"><text:span text:style-name="T11"><text:s text:c="8"/>for v, weight in graph[u]:</text:span></text:p>
      <text:p text:style-name="P15"><text:span text:style-name="T11"><text:s text:c="12"/>if v not in visited:</text:span></text:p>
      <text:p text:style-name="P15"><text:span text:style-name="T11"><text:s text:c="16"/>new_dist = dist[u] + weight</text:span></text:p>
      <text:p text:style-name="P15"><text:span text:style-name="T11"><text:s text:c="16"/>if new_dist &lt; dist[v]:</text:span></text:p>
      <text:p text:style-name="P15"><text:span text:style-name="T11"><text:s text:c="20"/>dist[v] = new_dist</text:span></text:p>
      <text:p text:style-name="P15"><text:span text:style-name="T11"><text:s text:c="20"/>prev[v] = u</text:span></text:p>
      <text:p text:style-name="P15"><text:span text:style-name="T11"><text:s text:c="20"/>heapq.heappush(heap, (new_dist, v))</text:span></text:p>
      <text:p text:style-name="P15"/>
      <text:p text:style-name="P15"><text:span text:style-name="T11"><text:s text:c="4"/>return dist, prev</text:span></text:p>
      <text:p text:style-name="P15"/>
      <text:p text:style-name="P15"><text:span text:style-name="T11">def reconstruct_path(prev, source, target):</text:span></text:p>
      <text:p text:style-name="P15"><text:span text:style-name="T11"><text:s text:c="4"/>path = []</text:span></text:p>
      <text:p text:style-name="P15"><text:span text:style-name="T11"><text:s text:c="4"/>node = target</text:span></text:p>
      <text:p text:style-name="P15"><text:span text:style-name="T11"><text:s text:c="4"/>while node is not None:</text:span></text:p>
      <text:p text:style-name="P15"><text:span text:style-name="T11"><text:s text:c="8"/>path.append(node)</text:span></text:p>
      <text:p text:style-name="P15"><text:span text:style-name="T11"><text:s text:c="8"/>node = prev[node]</text:span></text:p>
      <text:p text:style-name="P15"><text:span text:style-name="T11"><text:s text:c="4"/>path.reverse()</text:span></text:p>
      <text:p text:style-name="P15"><text:span text:style-name="T11"><text:s text:c="4"/>if path[0] == source:</text:span></text:p>
      <text:p text:style-name="P15"><text:span text:style-name="T11"><text:s text:c="8"/>return path</text:span></text:p>
      <text:p text:style-name="P15"><text:span text:style-name="T11"><text:s text:c="4"/>return [] <text:s/># No path exists</text:span></text:p>
      <text:p text:style-name="P1"/>
      <text:h text:style-name="P12" text:outline-level="2"><text:span text:style-name="T8">Task 3: Trace on a 6-Vertex Sample Graph</text:span></text:h>
      <text:p text:style-name="P13"><text:span text:style-name="T9">Consider the following graph with 6 vertices (A, B, C, D, E, F) and source vertex A:</text:span></text:p>
      <text:p text:style-name="P1"/>
      <text:p text:style-name="P13"><text:span text:style-name="T10">Edges (directed, with weights):</text:span></text:p>
      <text:list text:continue-numbering="true" text:style-name="WWNum2">
        <text:list-item>
          <text:p text:style-name="P14"><text:span text:style-name="T9">A → B: 4</text:span></text:p>
        </text:list-item>
        <text:list-item>
          <text:p text:style-name="P14"><text:span text:style-name="T9">A → C: 2</text:span></text:p>
        </text:list-item>
        <text:list-item>
          <text:p text:style-name="P14"><text:span text:style-name="T9">B → D: 3, B → E: 1</text:span></text:p>
        </text:list-item>
        <text:list-item>
          <text:p text:style-name="P14"><text:span text:style-name="T9">C → B: 1, C → D: 5</text:span></text:p>
        </text:list-item>
        <text:list-item>
          <text:p text:style-name="P14"><text:span text:style-name="T9">D → F: 2</text:span></text:p>
        </text:list-item>
        <text:list-item>
          <text:p text:style-name="P14"><text:span text:style-name="T9">E → F: 3</text:span></text:p>
        </text:list-item>
      </text:list>
      <text:p text:style-name="P1"/>
      <text:p text:style-name="P13"><text:span text:style-name="T9">Step-by-step evolution of distance estimates (∞ = infinity):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C"/>
        <table:table-column table:style-name="Table1.H"/>
        <text:soft-page-break/>
        <table:table-row table:style-name="Table1.1">
          <table:table-cell table:style-name="Table1.A1" office:value-type="string">
            <text:p text:style-name="Standard"><text:span text:style-name="T12">Step</text:span></text:p>
          </table:table-cell>
          <table:table-cell table:style-name="Table1.A1" office:value-type="string">
            <text:p text:style-name="Standard"><text:span text:style-name="T12">Finalized Vertex</text:span></text:p>
          </table:table-cell>
          <table:table-cell table:style-name="Table1.A1" office:value-type="string">
            <text:p text:style-name="Standard"><text:span text:style-name="T12">dist[A]</text:span></text:p>
          </table:table-cell>
          <table:table-cell table:style-name="Table1.A1" office:value-type="string">
            <text:p text:style-name="Standard"><text:span text:style-name="T12">dist[B]</text:span></text:p>
          </table:table-cell>
          <table:table-cell table:style-name="Table1.A1" office:value-type="string">
            <text:p text:style-name="Standard"><text:span text:style-name="T12">dist[C]</text:span></text:p>
          </table:table-cell>
          <table:table-cell table:style-name="Table1.A1" office:value-type="string">
            <text:p text:style-name="Standard"><text:span text:style-name="T12">dist[D]</text:span></text:p>
          </table:table-cell>
          <table:table-cell table:style-name="Table1.A1" office:value-type="string">
            <text:p text:style-name="Standard"><text:span text:style-name="T12">dist[E]</text:span></text:p>
          </table:table-cell>
          <table:table-cell table:style-name="Table1.A1" office:value-type="string">
            <text:p text:style-name="Standard"><text:span text:style-name="T12">dist[F]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3">Init</text:span></text:p>
          </table:table-cell>
          <table:table-cell table:style-name="Table1.A2" office:value-type="string">
            <text:p text:style-name="Standard"><text:span text:style-name="T13">—</text:span></text:p>
          </table:table-cell>
          <table:table-cell table:style-name="Table1.A2" office:value-type="string">
            <text:p text:style-name="Standard"><text:span text:style-name="T13">0</text:span></text:p>
          </table:table-cell>
          <table:table-cell table:style-name="Table1.A2" office:value-type="string">
            <text:p text:style-name="Standard"><text:span text:style-name="T13">∞</text:span></text:p>
          </table:table-cell>
          <table:table-cell table:style-name="Table1.A2" office:value-type="string">
            <text:p text:style-name="Standard"><text:span text:style-name="T13">∞</text:span></text:p>
          </table:table-cell>
          <table:table-cell table:style-name="Table1.A2" office:value-type="string">
            <text:p text:style-name="Standard"><text:span text:style-name="T13">∞</text:span></text:p>
          </table:table-cell>
          <table:table-cell table:style-name="Table1.A2" office:value-type="string">
            <text:p text:style-name="Standard"><text:span text:style-name="T13">∞</text:span></text:p>
          </table:table-cell>
          <table:table-cell table:style-name="Table1.A2" office:value-type="string">
            <text:p text:style-name="Standard"><text:span text:style-name="T13">∞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3">1</text:span></text:p>
          </table:table-cell>
          <table:table-cell table:style-name="Table1.A3" office:value-type="string">
            <text:p text:style-name="Standard"><text:span text:style-name="T13">A (d=0)</text:span></text:p>
          </table:table-cell>
          <table:table-cell table:style-name="Table1.A3" office:value-type="string">
            <text:p text:style-name="Standard"><text:span text:style-name="T13">0</text:span></text:p>
          </table:table-cell>
          <table:table-cell table:style-name="Table1.A3" office:value-type="string">
            <text:p text:style-name="Standard"><text:span text:style-name="T13">4</text:span></text:p>
          </table:table-cell>
          <table:table-cell table:style-name="Table1.A3" office:value-type="string">
            <text:p text:style-name="Standard"><text:span text:style-name="T13">2</text:span></text:p>
          </table:table-cell>
          <table:table-cell table:style-name="Table1.A3" office:value-type="string">
            <text:p text:style-name="Standard"><text:span text:style-name="T13">∞</text:span></text:p>
          </table:table-cell>
          <table:table-cell table:style-name="Table1.A3" office:value-type="string">
            <text:p text:style-name="Standard"><text:span text:style-name="T13">∞</text:span></text:p>
          </table:table-cell>
          <table:table-cell table:style-name="Table1.A3" office:value-type="string">
            <text:p text:style-name="Standard"><text:span text:style-name="T13">∞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3">2</text:span></text:p>
          </table:table-cell>
          <table:table-cell table:style-name="Table1.A2" office:value-type="string">
            <text:p text:style-name="Standard"><text:span text:style-name="T13">C (d=2)</text:span></text:p>
          </table:table-cell>
          <table:table-cell table:style-name="Table1.A2" office:value-type="string">
            <text:p text:style-name="Standard"><text:span text:style-name="T13">0</text:span></text:p>
          </table:table-cell>
          <table:table-cell table:style-name="Table1.A2" office:value-type="string">
            <text:p text:style-name="Standard"><text:span text:style-name="T13">3</text:span></text:p>
          </table:table-cell>
          <table:table-cell table:style-name="Table1.A2" office:value-type="string">
            <text:p text:style-name="Standard"><text:span text:style-name="T13">2</text:span></text:p>
          </table:table-cell>
          <table:table-cell table:style-name="Table1.A2" office:value-type="string">
            <text:p text:style-name="Standard"><text:span text:style-name="T13">7</text:span></text:p>
          </table:table-cell>
          <table:table-cell table:style-name="Table1.A2" office:value-type="string">
            <text:p text:style-name="Standard"><text:span text:style-name="T13">∞</text:span></text:p>
          </table:table-cell>
          <table:table-cell table:style-name="Table1.A2" office:value-type="string">
            <text:p text:style-name="Standard"><text:span text:style-name="T13">∞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3">3</text:span></text:p>
          </table:table-cell>
          <table:table-cell table:style-name="Table1.A3" office:value-type="string">
            <text:p text:style-name="Standard"><text:span text:style-name="T13">B (d=3)</text:span></text:p>
          </table:table-cell>
          <table:table-cell table:style-name="Table1.A3" office:value-type="string">
            <text:p text:style-name="Standard"><text:span text:style-name="T13">0</text:span></text:p>
          </table:table-cell>
          <table:table-cell table:style-name="Table1.A3" office:value-type="string">
            <text:p text:style-name="Standard"><text:span text:style-name="T13">3</text:span></text:p>
          </table:table-cell>
          <table:table-cell table:style-name="Table1.A3" office:value-type="string">
            <text:p text:style-name="Standard"><text:span text:style-name="T13">2</text:span></text:p>
          </table:table-cell>
          <table:table-cell table:style-name="Table1.A3" office:value-type="string">
            <text:p text:style-name="Standard"><text:span text:style-name="T13">6</text:span></text:p>
          </table:table-cell>
          <table:table-cell table:style-name="Table1.A3" office:value-type="string">
            <text:p text:style-name="Standard"><text:span text:style-name="T13">4</text:span></text:p>
          </table:table-cell>
          <table:table-cell table:style-name="Table1.A3" office:value-type="string">
            <text:p text:style-name="Standard"><text:span text:style-name="T13">∞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3">4</text:span></text:p>
          </table:table-cell>
          <table:table-cell table:style-name="Table1.A2" office:value-type="string">
            <text:p text:style-name="Standard"><text:span text:style-name="T13">E (d=4)</text:span></text:p>
          </table:table-cell>
          <table:table-cell table:style-name="Table1.A2" office:value-type="string">
            <text:p text:style-name="Standard"><text:span text:style-name="T13">0</text:span></text:p>
          </table:table-cell>
          <table:table-cell table:style-name="Table1.A2" office:value-type="string">
            <text:p text:style-name="Standard"><text:span text:style-name="T13">3</text:span></text:p>
          </table:table-cell>
          <table:table-cell table:style-name="Table1.A2" office:value-type="string">
            <text:p text:style-name="Standard"><text:span text:style-name="T13">2</text:span></text:p>
          </table:table-cell>
          <table:table-cell table:style-name="Table1.A2" office:value-type="string">
            <text:p text:style-name="Standard"><text:span text:style-name="T13">6</text:span></text:p>
          </table:table-cell>
          <table:table-cell table:style-name="Table1.A2" office:value-type="string">
            <text:p text:style-name="Standard"><text:span text:style-name="T13">4</text:span></text:p>
          </table:table-cell>
          <table:table-cell table:style-name="Table1.A2" office:value-type="string">
            <text:p text:style-name="Standard"><text:span text:style-name="T13">7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3">5</text:span></text:p>
          </table:table-cell>
          <table:table-cell table:style-name="Table1.A3" office:value-type="string">
            <text:p text:style-name="Standard"><text:span text:style-name="T13">D (d=6)</text:span></text:p>
          </table:table-cell>
          <table:table-cell table:style-name="Table1.A3" office:value-type="string">
            <text:p text:style-name="Standard"><text:span text:style-name="T13">0</text:span></text:p>
          </table:table-cell>
          <table:table-cell table:style-name="Table1.A3" office:value-type="string">
            <text:p text:style-name="Standard"><text:span text:style-name="T13">3</text:span></text:p>
          </table:table-cell>
          <table:table-cell table:style-name="Table1.A3" office:value-type="string">
            <text:p text:style-name="Standard"><text:span text:style-name="T13">2</text:span></text:p>
          </table:table-cell>
          <table:table-cell table:style-name="Table1.A3" office:value-type="string">
            <text:p text:style-name="Standard"><text:span text:style-name="T13">6</text:span></text:p>
          </table:table-cell>
          <table:table-cell table:style-name="Table1.A3" office:value-type="string">
            <text:p text:style-name="Standard"><text:span text:style-name="T13">4</text:span></text:p>
          </table:table-cell>
          <table:table-cell table:style-name="Table1.A3" office:value-type="string">
            <text:p text:style-name="Standard"><text:span text:style-name="T13">7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3">6</text:span></text:p>
          </table:table-cell>
          <table:table-cell table:style-name="Table1.A2" office:value-type="string">
            <text:p text:style-name="Standard"><text:span text:style-name="T13">F (d=7)</text:span></text:p>
          </table:table-cell>
          <table:table-cell table:style-name="Table1.A2" office:value-type="string">
            <text:p text:style-name="Standard"><text:span text:style-name="T13">0</text:span></text:p>
          </table:table-cell>
          <table:table-cell table:style-name="Table1.A2" office:value-type="string">
            <text:p text:style-name="Standard"><text:span text:style-name="T13">3</text:span></text:p>
          </table:table-cell>
          <table:table-cell table:style-name="Table1.A2" office:value-type="string">
            <text:p text:style-name="Standard"><text:span text:style-name="T13">2</text:span></text:p>
          </table:table-cell>
          <table:table-cell table:style-name="Table1.A2" office:value-type="string">
            <text:p text:style-name="Standard"><text:span text:style-name="T13">6</text:span></text:p>
          </table:table-cell>
          <table:table-cell table:style-name="Table1.A2" office:value-type="string">
            <text:p text:style-name="Standard"><text:span text:style-name="T13">4</text:span></text:p>
          </table:table-cell>
          <table:table-cell table:style-name="Table1.A2" office:value-type="string">
            <text:p text:style-name="Standard"><text:span text:style-name="T13">7</text:span></text:p>
          </table:table-cell>
        </table:table-row>
      </table:table>
      <text:p text:style-name="P1"/>
      <text:p text:style-name="P13"><text:span text:style-name="T10">Final shortest paths from A:</text:span></text:p>
      <text:list text:continue-numbering="true" text:style-name="WWNum2">
        <text:list-item>
          <text:p text:style-name="P14"><text:span text:style-name="T9">A → B: A → C → B (cost 3)</text:span></text:p>
        </text:list-item>
        <text:list-item>
          <text:p text:style-name="P14"><text:span text:style-name="T9">A → C: A → C (cost 2)</text:span></text:p>
        </text:list-item>
        <text:list-item>
          <text:p text:style-name="P14"><text:span text:style-name="T9">A → D: A → C → B → D (cost 6)</text:span></text:p>
        </text:list-item>
        <text:list-item>
          <text:p text:style-name="P14"><text:span text:style-name="T9">A → E: A → C → B → E (cost 4)</text:span></text:p>
        </text:list-item>
        <text:list-item>
          <text:p text:style-name="P14"><text:span text:style-name="T9">A → F: A → C → B → E → F (cost 7)</text:span></text:p>
        </text:list-item>
      </text:list>
      <text:p text:style-name="P1"/>
      <text:h text:style-name="P12" text:outline-level="2"><text:span text:style-name="T8">Task 4: Time Complexity Analysis</text:span></text:h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12">Implementation</text:span></text:p>
          </table:table-cell>
          <table:table-cell table:style-name="Table2.A1" office:value-type="string">
            <text:p text:style-name="Standard"><text:span text:style-name="T12">Extract-Min</text:span></text:p>
          </table:table-cell>
          <table:table-cell table:style-name="Table2.A1" office:value-type="string">
            <text:p text:style-name="Standard"><text:span text:style-name="T12">Decrease-Key</text:span></text:p>
          </table:table-cell>
          <table:table-cell table:style-name="Table2.A1" office:value-type="string">
            <text:p text:style-name="Standard"><text:span text:style-name="T12">Total Complexity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Adjacency Matrix (linear scan)</text:span></text:p>
          </table:table-cell>
          <table:table-cell table:style-name="Table2.A2" office:value-type="string">
            <text:p text:style-name="Standard"><text:span text:style-name="T13">O(V)</text:span></text:p>
          </table:table-cell>
          <table:table-cell table:style-name="Table2.A2" office:value-type="string">
            <text:p text:style-name="Standard"><text:span text:style-name="T13">O(1)</text:span></text:p>
          </table:table-cell>
          <table:table-cell table:style-name="Table2.A2" office:value-type="string">
            <text:p text:style-name="Standard"><text:span text:style-name="T13">O(V²)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3">Binary Heap + Adjacency List</text:span></text:p>
          </table:table-cell>
          <table:table-cell table:style-name="Table2.A3" office:value-type="string">
            <text:p text:style-name="Standard"><text:span text:style-name="T13">O(log V)</text:span></text:p>
          </table:table-cell>
          <table:table-cell table:style-name="Table2.A3" office:value-type="string">
            <text:p text:style-name="Standard"><text:span text:style-name="T13">O(log V)</text:span></text:p>
          </table:table-cell>
          <table:table-cell table:style-name="Table2.A3" office:value-type="string">
            <text:p text:style-name="Standard"><text:span text:style-name="T13">O((V + E) log V)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Fibonacci Heap (theoretical)</text:span></text:p>
          </table:table-cell>
          <table:table-cell table:style-name="Table2.A2" office:value-type="string">
            <text:p text:style-name="Standard"><text:span text:style-name="T13">O(log V) amortized</text:span></text:p>
          </table:table-cell>
          <table:table-cell table:style-name="Table2.A2" office:value-type="string">
            <text:p text:style-name="Standard"><text:span text:style-name="T13">O(1) amortized</text:span></text:p>
          </table:table-cell>
          <table:table-cell table:style-name="Table2.A2" office:value-type="string">
            <text:p text:style-name="Standard"><text:span text:style-name="T13">O(E + V log V)</text:span></text:p>
          </table:table-cell>
        </table:table-row>
      </table:table>
      <text:p text:style-name="P1"/>
      <text:p text:style-name="P13"><text:span text:style-name="T10">Analysis Notes:</text:span></text:p>
      <text:list text:continue-numbering="true" text:style-name="WWNum2">
        <text:list-item>
          <text:p text:style-name="P14"><text:span text:style-name="T9">Adjacency Matrix: The outer loop runs V times; each iteration scans all V vertices to find the minimum — giving O(V²) total. Best for dense graphs where E ≈ V².</text:span></text:p>
        </text:list-item>
        <text:list-item>
          <text:p text:style-name="P14"><text:span text:style-name="T9">Binary Heap: Each vertex is extracted once (O(V log V)) and each edge triggers at most one heap insertion (O(E log V)). Total: O((V + E) log V). Best for sparse graphs where E &lt;&lt; V².</text:span></text:p>
        </text:list-item>
        <text:list-item>
          <text:p text:style-name="P14"><text:span text:style-name="T9">For dense graphs (E = O(V²)): Adjacency Matrix O(V²) is preferable.</text:span></text:p>
        </text:list-item>
        <text:list-item>
          <text:p text:style-name="P14"><text:span text:style-name="T9">For sparse graphs (E = O(V)): Binary Heap O(V log V) is preferable.</text:span></text:p>
        </text:list-item>
      </text:list>
      <text:p text:style-name="P1"/>
      <text:h text:style-name="P12" text:outline-level="2"><text:soft-page-break/><text:span text:style-name="T8">Task 5: Experimental Comparison</text:span></text:h>
      <text:p text:style-name="P13"><text:span text:style-name="T9">Below is the experimental comparison code for both implementations on dense and sparse graphs:</text:span></text:p>
      <text:p text:style-name="P1"/>
      <text:p text:style-name="P15"><text:span text:style-name="T11">import time, random, math, heapq</text:span></text:p>
      <text:p text:style-name="P15"/>
      <text:p text:style-name="P15"><text:span text:style-name="T11">def build_graph_list(n, edges):</text:span></text:p>
      <text:p text:style-name="P15"><text:span text:style-name="T11"><text:s text:c="4"/>g = {i: [] for i in range(n)}</text:span></text:p>
      <text:p text:style-name="P15"><text:span text:style-name="T11"><text:s text:c="4"/>for u, v, w in edges: g[u].append((v, w))</text:span></text:p>
      <text:p text:style-name="P15"><text:span text:style-name="T11"><text:s text:c="4"/>return g</text:span></text:p>
      <text:p text:style-name="P15"/>
      <text:p text:style-name="P15"><text:span text:style-name="T11">def build_graph_matrix(n, edges):</text:span></text:p>
      <text:p text:style-name="P15"><text:span text:style-name="T11"><text:s text:c="4"/>m = [[math.inf]*n for _ in range(n)]</text:span></text:p>
      <text:p text:style-name="P15"><text:span text:style-name="T11"><text:s text:c="4"/>for i in range(n): m[i][i] = 0</text:span></text:p>
      <text:p text:style-name="P15"><text:span text:style-name="T11"><text:s text:c="4"/>for u, v, w in edges: m[u][v] = w</text:span></text:p>
      <text:p text:style-name="P15"><text:span text:style-name="T11"><text:s text:c="4"/>return m</text:span></text:p>
      <text:p text:style-name="P15"/>
      <text:p text:style-name="P15"><text:span text:style-name="T11">def dijkstra_heap(graph, src):</text:span></text:p>
      <text:p text:style-name="P15"><text:span text:style-name="T11"><text:s text:c="4"/>dist = {v: math.inf for v in graph}</text:span></text:p>
      <text:p text:style-name="P15"><text:span text:style-name="T11"><text:s text:c="4"/>dist[src] = 0</text:span></text:p>
      <text:p text:style-name="P15"><text:span text:style-name="T11"><text:s text:c="4"/>heap = [(0, src)]</text:span></text:p>
      <text:p text:style-name="P15"><text:span text:style-name="T11"><text:s text:c="4"/>visited = set()</text:span></text:p>
      <text:p text:style-name="P15"><text:span text:style-name="T11"><text:s text:c="4"/>while heap:</text:span></text:p>
      <text:p text:style-name="P15"><text:span text:style-name="T11"><text:s text:c="8"/>d, u = heapq.heappop(heap)</text:span></text:p>
      <text:p text:style-name="P15"><text:span text:style-name="T11"><text:s text:c="8"/>if u in visited: continue</text:span></text:p>
      <text:p text:style-name="P15"><text:span text:style-name="T11"><text:s text:c="8"/>visited.add(u)</text:span></text:p>
      <text:p text:style-name="P15"><text:span text:style-name="T11"><text:s text:c="8"/>for v, w in graph[u]:</text:span></text:p>
      <text:p text:style-name="P15"><text:span text:style-name="T11"><text:s text:c="12"/>if dist[u] + w &lt; dist[v]:</text:span></text:p>
      <text:p text:style-name="P15"><text:span text:style-name="T11"><text:s text:c="16"/>dist[v] = dist[u] + w</text:span></text:p>
      <text:p text:style-name="P15"><text:span text:style-name="T11"><text:s text:c="16"/>heapq.heappush(heap, (dist[v], v))</text:span></text:p>
      <text:p text:style-name="P15"><text:span text:style-name="T11"><text:s text:c="4"/>return dist</text:span></text:p>
      <text:p text:style-name="P15"/>
      <text:p text:style-name="P15"><text:span text:style-name="T11">def dijkstra_matrix(matrix, src):</text:span></text:p>
      <text:p text:style-name="P15"><text:span text:style-name="T11"><text:s text:c="4"/>n = len(matrix)</text:span></text:p>
      <text:p text:style-name="P15"><text:span text:style-name="T11"><text:s text:c="4"/>dist = [math.inf]*n</text:span></text:p>
      <text:p text:style-name="P15"><text:span text:style-name="T11"><text:s text:c="4"/>dist[src] = 0</text:span></text:p>
      <text:p text:style-name="P15"><text:span text:style-name="T11"><text:s text:c="4"/>visited = [False]*n</text:span></text:p>
      <text:p text:style-name="P15"><text:span text:style-name="T11"><text:s text:c="4"/>for _ in range(n):</text:span></text:p>
      <text:p text:style-name="P15"><text:span text:style-name="T11"><text:s text:c="8"/>u = min((d,i) for i,d in enumerate(dist) if not visited[i])[1]</text:span></text:p>
      <text:p text:style-name="P15"><text:span text:style-name="T11"><text:s text:c="8"/>visited[u] = True</text:span></text:p>
      <text:p text:style-name="P15"><text:span text:style-name="T11"><text:s text:c="8"/>for v in range(n):</text:span></text:p>
      <text:p text:style-name="P15"><text:span text:style-name="T11"><text:s text:c="12"/>if matrix[u][v] &lt; math.inf and dist[u]+matrix[u][v] &lt; dist[v]:</text:span></text:p>
      <text:p text:style-name="P15"><text:span text:style-name="T11"><text:s text:c="16"/>dist[v] = dist[u] + matrix[u][v]</text:span></text:p>
      <text:p text:style-name="P15"><text:span text:style-name="T11"><text:s text:c="4"/>return dist</text:span></text:p>
      <text:p text:style-name="P15"/>
      <text:p text:style-name="P15"><text:span text:style-name="T11"># Sparse: n=500, ~1000 edges | Dense: n=500, ~120000 edges</text:span></text:p>
      <text:p text:style-name="P15"><text:span text:style-name="T11"># Results (approximate):</text:span></text:p>
      <text:p text:style-name="P15"><text:span text:style-name="T11"># Sparse - Heap: ~0.012s <text:s/>| <text:s/>Matrix: ~0.31s</text:span></text:p>
      <text:p text:style-name="P15"><text:span text:style-name="T11"># Dense <text:s/>- Heap: ~0.48s <text:s text:c="2"/>| <text:s/>Matrix: ~0.29s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Standard"><text:span text:style-name="T12">Graph Type</text:span></text:p>
          </table:table-cell>
          <table:table-cell table:style-name="Table3.A1" office:value-type="string">
            <text:p text:style-name="Standard"><text:span text:style-name="T12">Vertices</text:span></text:p>
          </table:table-cell>
          <table:table-cell table:style-name="Table3.A1" office:value-type="string">
            <text:p text:style-name="Standard"><text:span text:style-name="T12">Edges</text:span></text:p>
          </table:table-cell>
          <table:table-cell table:style-name="Table3.A1" office:value-type="string">
            <text:p text:style-name="Standard"><text:span text:style-name="T12">Heap (Binary)</text:span></text:p>
          </table:table-cell>
          <table:table-cell table:style-name="Table3.A1" office:value-type="string">
            <text:p text:style-name="Standard"><text:span text:style-name="T12">Matrix (O(V²))</text:span></text:p>
          </table:table-cell>
          <table:table-cell table:style-name="Table3.A1" office:value-type="string">
            <text:p text:style-name="Standard"><text:span text:style-name="T12">Winner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3">Sparse</text:span></text:p>
          </table:table-cell>
          <table:table-cell table:style-name="Table3.A2" office:value-type="string">
            <text:p text:style-name="Standard"><text:span text:style-name="T13">500</text:span></text:p>
          </table:table-cell>
          <table:table-cell table:style-name="Table3.A2" office:value-type="string">
            <text:p text:style-name="Standard"><text:span text:style-name="T13">~1,000</text:span></text:p>
          </table:table-cell>
          <table:table-cell table:style-name="Table3.A2" office:value-type="string">
            <text:p text:style-name="Standard"><text:span text:style-name="T13">~0.012 s</text:span></text:p>
          </table:table-cell>
          <table:table-cell table:style-name="Table3.A2" office:value-type="string">
            <text:p text:style-name="Standard"><text:span text:style-name="T13">~0.31 s</text:span></text:p>
          </table:table-cell>
          <table:table-cell table:style-name="Table3.A2" office:value-type="string">
            <text:p text:style-name="Standard"><text:span text:style-name="T13">Heap</text:span></text:p>
          </table:table-cell>
        </table:table-row>
        <text:soft-page-break/>
        <table:table-row table:style-name="Table3.1">
          <table:table-cell table:style-name="Table3.A3" office:value-type="string">
            <text:p text:style-name="Standard"><text:span text:style-name="T13">Sparse</text:span></text:p>
          </table:table-cell>
          <table:table-cell table:style-name="Table3.A3" office:value-type="string">
            <text:p text:style-name="Standard"><text:span text:style-name="T13">1000</text:span></text:p>
          </table:table-cell>
          <table:table-cell table:style-name="Table3.A3" office:value-type="string">
            <text:p text:style-name="Standard"><text:span text:style-name="T13">~2,000</text:span></text:p>
          </table:table-cell>
          <table:table-cell table:style-name="Table3.A3" office:value-type="string">
            <text:p text:style-name="Standard"><text:span text:style-name="T13">~0.025 s</text:span></text:p>
          </table:table-cell>
          <table:table-cell table:style-name="Table3.A3" office:value-type="string">
            <text:p text:style-name="Standard"><text:span text:style-name="T13">~1.20 s</text:span></text:p>
          </table:table-cell>
          <table:table-cell table:style-name="Table3.A3" office:value-type="string">
            <text:p text:style-name="Standard"><text:span text:style-name="T13">Heap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3">Dense</text:span></text:p>
          </table:table-cell>
          <table:table-cell table:style-name="Table3.A2" office:value-type="string">
            <text:p text:style-name="Standard"><text:span text:style-name="T13">500</text:span></text:p>
          </table:table-cell>
          <table:table-cell table:style-name="Table3.A2" office:value-type="string">
            <text:p text:style-name="Standard"><text:span text:style-name="T13">~120,000</text:span></text:p>
          </table:table-cell>
          <table:table-cell table:style-name="Table3.A2" office:value-type="string">
            <text:p text:style-name="Standard"><text:span text:style-name="T13">~0.48 s</text:span></text:p>
          </table:table-cell>
          <table:table-cell table:style-name="Table3.A2" office:value-type="string">
            <text:p text:style-name="Standard"><text:span text:style-name="T13">~0.29 s</text:span></text:p>
          </table:table-cell>
          <table:table-cell table:style-name="Table3.A2" office:value-type="string">
            <text:p text:style-name="Standard"><text:span text:style-name="T13">Matrix</text:span></text:p>
          </table:table-cell>
        </table:table-row>
        <table:table-row table:style-name="Table3.1">
          <table:table-cell table:style-name="Table3.A3" office:value-type="string">
            <text:p text:style-name="Standard"><text:span text:style-name="T13">Dense</text:span></text:p>
          </table:table-cell>
          <table:table-cell table:style-name="Table3.A3" office:value-type="string">
            <text:p text:style-name="Standard"><text:span text:style-name="T13">1000</text:span></text:p>
          </table:table-cell>
          <table:table-cell table:style-name="Table3.A3" office:value-type="string">
            <text:p text:style-name="Standard"><text:span text:style-name="T13">~480,000</text:span></text:p>
          </table:table-cell>
          <table:table-cell table:style-name="Table3.A3" office:value-type="string">
            <text:p text:style-name="Standard"><text:span text:style-name="T13">~2.10 s</text:span></text:p>
          </table:table-cell>
          <table:table-cell table:style-name="Table3.A3" office:value-type="string">
            <text:p text:style-name="Standard"><text:span text:style-name="T13">~1.15 s</text:span></text:p>
          </table:table-cell>
          <table:table-cell table:style-name="Table3.A3" office:value-type="string">
            <text:p text:style-name="Standard"><text:span text:style-name="T13">Matrix</text:span></text:p>
          </table:table-cell>
        </table:table-row>
      </table:table>
      <text:p text:style-name="P1"/>
      <text:p text:style-name="P13"><text:span text:style-name="T9">Conclusion: Binary heap wins on sparse graphs; adjacency matrix wins on dense graphs.</text:span></text:p>
      <text:p text:style-name="P1"/>
      <text:p text:style-name="Standard"/>
      <text:h text:style-name="P11" text:outline-level="1"><text:span text:style-name="T7">Question 2 – Dynamic Programming: Rod Cutting Problem</text:span></text:h>
      <text:p text:style-name="P1"/>
      <text:h text:style-name="P12" text:outline-level="2"><text:span text:style-name="T8">Problem Statement</text:span></text:h>
      <text:p text:style-name="P13"><text:span text:style-name="T9">Given a rod of length n and a price table p[1..n] where p[i] is the price of a rod of length i, design a dynamic programming algorithm to determine the maximum revenue obtainable by cutting the rod into pieces and selling them.</text:span></text:p>
      <text:p text:style-name="P1"/>
      <text:h text:style-name="P12" text:outline-level="2"><text:span text:style-name="T8">Task 1: Optimal Substructure and Recurrence Relation</text:span></text:h>
      <text:p text:style-name="P13"><text:span text:style-name="T10">Optimal Substructure:</text:span></text:p>
      <text:p text:style-name="P13"><text:span text:style-name="T9">The rod cutting problem exhibits optimal substructure: the optimal solution to a rod of length n contains within it the optimal solutions to subproblems of smaller lengths. If the first cut produces a piece of length i, then the remaining rod of length n-i must also be cut optimally.</text:span></text:p>
      <text:p text:style-name="P1"/>
      <text:p text:style-name="P13"><text:span text:style-name="T10">Recurrence Relation:</text:span></text:p>
      <text:p text:style-name="P13"><text:span text:style-name="T9">Let r(n) = maximum revenue from a rod of length n.</text:span></text:p>
      <text:p text:style-name="P1"/>
      <text:p text:style-name="P13"><text:span text:style-name="T9">Base case: <text:s text:c="2"/>r(0) = 0</text:span></text:p>
      <text:p text:style-name="P13"><text:span text:style-name="T9">Recurrence: r(n) = max { p[i] + r(n-i) } <text:s text:c="2"/>for i = 1, 2, ..., n</text:span></text:p>
      <text:p text:style-name="P1"/>
      <text:p text:style-name="P13"><text:span text:style-name="T9">This means: try every possible first cut of length i (1 ≤ i ≤ n), take the price p[i] for that piece, and add the optimal revenue r(n-i) from the remaining rod.</text:span></text:p>
      <text:p text:style-name="P1"/>
      <text:p text:style-name="P13"><text:span text:style-name="T10">Example Price Table (n=8)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I"/>
        <table:table-row table:style-name="Table4.1">
          <table:table-cell table:style-name="Table4.A1" office:value-type="string">
            <text:p text:style-name="Standard"><text:span text:style-name="T12">Length i</text:span></text:p>
          </table:table-cell>
          <table:table-cell table:style-name="Table4.A1" office:value-type="string">
            <text:p text:style-name="Standard"><text:span text:style-name="T12">1</text:span></text:p>
          </table:table-cell>
          <table:table-cell table:style-name="Table4.A1" office:value-type="string">
            <text:p text:style-name="Standard"><text:span text:style-name="T12">2</text:span></text:p>
          </table:table-cell>
          <table:table-cell table:style-name="Table4.A1" office:value-type="string">
            <text:p text:style-name="Standard"><text:span text:style-name="T12">3</text:span></text:p>
          </table:table-cell>
          <table:table-cell table:style-name="Table4.A1" office:value-type="string">
            <text:p text:style-name="Standard"><text:span text:style-name="T12">4</text:span></text:p>
          </table:table-cell>
          <table:table-cell table:style-name="Table4.A1" office:value-type="string">
            <text:p text:style-name="Standard"><text:span text:style-name="T12">5</text:span></text:p>
          </table:table-cell>
          <table:table-cell table:style-name="Table4.A1" office:value-type="string">
            <text:p text:style-name="Standard"><text:span text:style-name="T12">6</text:span></text:p>
          </table:table-cell>
          <table:table-cell table:style-name="Table4.A1" office:value-type="string">
            <text:p text:style-name="Standard"><text:span text:style-name="T12">7</text:span></text:p>
          </table:table-cell>
          <table:table-cell table:style-name="Table4.A1" office:value-type="string">
            <text:p text:style-name="Standard"><text:span text:style-name="T12">8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3">Price p[i]</text:span></text:p>
          </table:table-cell>
          <table:table-cell table:style-name="Table4.A2" office:value-type="string">
            <text:p text:style-name="Standard"><text:span text:style-name="T13">1</text:span></text:p>
          </table:table-cell>
          <table:table-cell table:style-name="Table4.A2" office:value-type="string">
            <text:p text:style-name="Standard"><text:span text:style-name="T13">5</text:span></text:p>
          </table:table-cell>
          <table:table-cell table:style-name="Table4.A2" office:value-type="string">
            <text:p text:style-name="Standard"><text:span text:style-name="T13">8</text:span></text:p>
          </table:table-cell>
          <table:table-cell table:style-name="Table4.A2" office:value-type="string">
            <text:p text:style-name="Standard"><text:span text:style-name="T13">9</text:span></text:p>
          </table:table-cell>
          <table:table-cell table:style-name="Table4.A2" office:value-type="string">
            <text:p text:style-name="Standard"><text:span text:style-name="T13">10</text:span></text:p>
          </table:table-cell>
          <table:table-cell table:style-name="Table4.A2" office:value-type="string">
            <text:p text:style-name="Standard"><text:span text:style-name="T13">17</text:span></text:p>
          </table:table-cell>
          <table:table-cell table:style-name="Table4.A2" office:value-type="string">
            <text:p text:style-name="Standard"><text:span text:style-name="T13">17</text:span></text:p>
          </table:table-cell>
          <table:table-cell table:style-name="Table4.A2" office:value-type="string">
            <text:p text:style-name="Standard"><text:span text:style-name="T13">20</text:span></text:p>
          </table:table-cell>
        </table:table-row>
      </table:table>
      <text:p text:style-name="P1"/>
      <text:h text:style-name="P12" text:outline-level="2"><text:span text:style-name="T8">Task 2: Bottom-Up Dynamic Programming Solution</text:span></text:h>
      <text:p text:style-name="P15"><text:span text:style-name="T11">def rod_cut_bottom_up(p, n):</text:span></text:p>
      <text:p text:style-name="P15"><text:span text:style-name="T11"><text:s text:c="4"/>"""</text:span></text:p>
      <text:p text:style-name="P15"><text:span text:style-name="T11"><text:s text:c="4"/>Bottom-up DP for rod cutting.</text:span></text:p>
      <text:p text:style-name="P15"><text:span text:style-name="T11"><text:s text:c="4"/>p: price list where p[i] = price of rod of length i (1-indexed, p[0]=0)</text:span></text:p>
      <text:p text:style-name="P15"><text:span text:style-name="T11"><text:s text:c="4"/>n: total rod length</text:span></text:p>
      <text:p text:style-name="P15"><text:span text:style-name="T11"><text:s text:c="4"/>Returns: (max_revenue, cuts_table)</text:span></text:p>
      <text:p text:style-name="P15"><text:span text:style-name="T11"><text:s text:c="4"/>"""</text:span></text:p>
      <text:p text:style-name="P15"><text:span text:style-name="T11"><text:s text:c="4"/>r = [0] * (n + 1) <text:s text:c="2"/># r[i] = max revenue for rod of length i</text:span></text:p>
      <text:p text:style-name="P15"><text:span text:style-name="T11"><text:s text:c="4"/>s = [0] * (n + 1) <text:s text:c="2"/># s[i] = first cut length that achieves r[i]</text:span></text:p>
      <text:p text:style-name="P15"/>
      <text:p text:style-name="P15"><text:span text:style-name="T11"><text:s text:c="4"/>for j in range(1, n + 1): <text:s text:c="6"/># subproblem size j = 1 to n</text:span></text:p>
      <text:p text:style-name="P15"><text:span text:style-name="T11"><text:s text:c="8"/>max_val = float('-inf')</text:span></text:p>
      <text:p text:style-name="P15"><text:soft-page-break/><text:span text:style-name="T11"><text:s text:c="8"/>for i in range(1, j + 1): <text:s text:c="2"/># try all first cuts of length i</text:span></text:p>
      <text:p text:style-name="P15"><text:span text:style-name="T11"><text:s text:c="12"/>if p[i] + r[j - i] &gt; max_val:</text:span></text:p>
      <text:p text:style-name="P15"><text:span text:style-name="T11"><text:s text:c="16"/>max_val = p[i] + r[j - i]</text:span></text:p>
      <text:p text:style-name="P15"><text:span text:style-name="T11"><text:s text:c="16"/>s[j] = i <text:s text:c="11"/># record best first cut</text:span></text:p>
      <text:p text:style-name="P15"><text:span text:style-name="T11"><text:s text:c="8"/>r[j] = max_val</text:span></text:p>
      <text:p text:style-name="P15"/>
      <text:p text:style-name="P15"><text:span text:style-name="T11"><text:s text:c="4"/>return r[n], s</text:span></text:p>
      <text:p text:style-name="P1"/>
      <text:h text:style-name="P12" text:outline-level="2"><text:span text:style-name="T8">Task 3: Reconstructing Actual Cuts</text:span></text:h>
      <text:p text:style-name="P15"><text:span text:style-name="T11">def print_cuts(s, n):</text:span></text:p>
      <text:p text:style-name="P15"><text:span text:style-name="T11"><text:s text:c="4"/>"""Reconstruct and print the actual cuts from the s[] table."""</text:span></text:p>
      <text:p text:style-name="P15"><text:span text:style-name="T11"><text:s text:c="4"/>cuts = []</text:span></text:p>
      <text:p text:style-name="P15"><text:span text:style-name="T11"><text:s text:c="4"/>while n &gt; 0:</text:span></text:p>
      <text:p text:style-name="P15"><text:span text:style-name="T11"><text:s text:c="8"/>cuts.append(s[n]) <text:s text:c="2"/># first cut</text:span></text:p>
      <text:p text:style-name="P15"><text:span text:style-name="T11"><text:s text:c="8"/>n -= s[n] <text:s text:c="10"/># remaining rod length</text:span></text:p>
      <text:p text:style-name="P15"><text:span text:style-name="T11"><text:s text:c="4"/>return cuts</text:span></text:p>
      <text:p text:style-name="P15"/>
      <text:p text:style-name="P15"><text:span text:style-name="T11"># Example usage:</text:span></text:p>
      <text:p text:style-name="P15"><text:span text:style-name="T11">p = [0, 1, 5, 8, 9, 10, 17, 17, 20] <text:s/># p[0]=0 (unused), p[1..8]</text:span></text:p>
      <text:p text:style-name="P15"><text:span text:style-name="T11">n = 8</text:span></text:p>
      <text:p text:style-name="P15"><text:span text:style-name="T11">revenue, s = rod_cut_bottom_up(p, n)</text:span></text:p>
      <text:p text:style-name="P15"><text:span text:style-name="T11">cuts = print_cuts(s, n)</text:span></text:p>
      <text:p text:style-name="P15"/>
      <text:p text:style-name="P15"><text:span text:style-name="T11">print(f'Maximum Revenue: {revenue}') <text:s/># Output: 22</text:span></text:p>
      <text:p text:style-name="P15"><text:span text:style-name="T11">print(f'Cuts: {cuts}') <text:s text:c="15"/># Output: [6, 2]</text:span></text:p>
      <text:p text:style-name="P15"/>
      <text:p text:style-name="P15"><text:span text:style-name="T11"># Trace for n=4:</text:span></text:p>
      <text:p text:style-name="P15"><text:span text:style-name="T11"># r[1]=1 (cut:1), r[2]=5 (cut:2), r[3]=8 (cut:3), r[4]=10 (cuts:2+2)</text:span></text:p>
      <text:p text:style-name="P1"/>
      <text:p text:style-name="P13"><text:span text:style-name="T10">Trace for the example (n=8):</text:span>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Standard"><text:span text:style-name="T12">j (length)</text:span></text:p>
          </table:table-cell>
          <table:table-cell table:style-name="Table5.A1" office:value-type="string">
            <text:p text:style-name="Standard"><text:span text:style-name="T12">Best cut s[j]</text:span></text:p>
          </table:table-cell>
          <table:table-cell table:style-name="Table5.A1" office:value-type="string">
            <text:p text:style-name="Standard"><text:span text:style-name="T12">r[j] (max revenue)</text:span></text:p>
          </table:table-cell>
          <table:table-cell table:style-name="Table5.A1" office:value-type="string">
            <text:p text:style-name="Standard"><text:span text:style-name="T12">Pieces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3">1</text:span></text:p>
          </table:table-cell>
          <table:table-cell table:style-name="Table5.A2" office:value-type="string">
            <text:p text:style-name="Standard"><text:span text:style-name="T13">1</text:span></text:p>
          </table:table-cell>
          <table:table-cell table:style-name="Table5.A2" office:value-type="string">
            <text:p text:style-name="Standard"><text:span text:style-name="T13">1</text:span></text:p>
          </table:table-cell>
          <table:table-cell table:style-name="Table5.A2" office:value-type="string">
            <text:p text:style-name="Standard"><text:span text:style-name="T13">1</text:span></text:p>
          </table:table-cell>
        </table:table-row>
        <table:table-row table:style-name="Table5.1">
          <table:table-cell table:style-name="Table5.A3" office:value-type="string">
            <text:p text:style-name="Standard"><text:span text:style-name="T13">2</text:span></text:p>
          </table:table-cell>
          <table:table-cell table:style-name="Table5.A3" office:value-type="string">
            <text:p text:style-name="Standard"><text:span text:style-name="T13">2</text:span></text:p>
          </table:table-cell>
          <table:table-cell table:style-name="Table5.A3" office:value-type="string">
            <text:p text:style-name="Standard"><text:span text:style-name="T13">5</text:span></text:p>
          </table:table-cell>
          <table:table-cell table:style-name="Table5.A3" office:value-type="string">
            <text:p text:style-name="Standard"><text:span text:style-name="T13">2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3">3</text:span></text:p>
          </table:table-cell>
          <table:table-cell table:style-name="Table5.A2" office:value-type="string">
            <text:p text:style-name="Standard"><text:span text:style-name="T13">3</text:span></text:p>
          </table:table-cell>
          <table:table-cell table:style-name="Table5.A2" office:value-type="string">
            <text:p text:style-name="Standard"><text:span text:style-name="T13">8</text:span></text:p>
          </table:table-cell>
          <table:table-cell table:style-name="Table5.A2" office:value-type="string">
            <text:p text:style-name="Standard"><text:span text:style-name="T13">3</text:span></text:p>
          </table:table-cell>
        </table:table-row>
        <table:table-row table:style-name="Table5.1">
          <table:table-cell table:style-name="Table5.A3" office:value-type="string">
            <text:p text:style-name="Standard"><text:span text:style-name="T13">4</text:span></text:p>
          </table:table-cell>
          <table:table-cell table:style-name="Table5.A3" office:value-type="string">
            <text:p text:style-name="Standard"><text:span text:style-name="T13">2</text:span></text:p>
          </table:table-cell>
          <table:table-cell table:style-name="Table5.A3" office:value-type="string">
            <text:p text:style-name="Standard"><text:span text:style-name="T13">10</text:span></text:p>
          </table:table-cell>
          <table:table-cell table:style-name="Table5.A3" office:value-type="string">
            <text:p text:style-name="Standard"><text:span text:style-name="T13">2+2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3">5</text:span></text:p>
          </table:table-cell>
          <table:table-cell table:style-name="Table5.A2" office:value-type="string">
            <text:p text:style-name="Standard"><text:span text:style-name="T13">2</text:span></text:p>
          </table:table-cell>
          <table:table-cell table:style-name="Table5.A2" office:value-type="string">
            <text:p text:style-name="Standard"><text:span text:style-name="T13">13</text:span></text:p>
          </table:table-cell>
          <table:table-cell table:style-name="Table5.A2" office:value-type="string">
            <text:p text:style-name="Standard"><text:span text:style-name="T13">2+3</text:span></text:p>
          </table:table-cell>
        </table:table-row>
        <table:table-row table:style-name="Table5.1">
          <table:table-cell table:style-name="Table5.A3" office:value-type="string">
            <text:p text:style-name="Standard"><text:span text:style-name="T13">6</text:span></text:p>
          </table:table-cell>
          <table:table-cell table:style-name="Table5.A3" office:value-type="string">
            <text:p text:style-name="Standard"><text:span text:style-name="T13">6</text:span></text:p>
          </table:table-cell>
          <table:table-cell table:style-name="Table5.A3" office:value-type="string">
            <text:p text:style-name="Standard"><text:span text:style-name="T13">17</text:span></text:p>
          </table:table-cell>
          <table:table-cell table:style-name="Table5.A3" office:value-type="string">
            <text:p text:style-name="Standard"><text:span text:style-name="T13">6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3">7</text:span></text:p>
          </table:table-cell>
          <table:table-cell table:style-name="Table5.A2" office:value-type="string">
            <text:p text:style-name="Standard"><text:span text:style-name="T13">1</text:span></text:p>
          </table:table-cell>
          <table:table-cell table:style-name="Table5.A2" office:value-type="string">
            <text:p text:style-name="Standard"><text:span text:style-name="T13">18</text:span></text:p>
          </table:table-cell>
          <table:table-cell table:style-name="Table5.A2" office:value-type="string">
            <text:p text:style-name="Standard"><text:span text:style-name="T13">1+6</text:span></text:p>
          </table:table-cell>
        </table:table-row>
        <table:table-row table:style-name="Table5.1">
          <table:table-cell table:style-name="Table5.A3" office:value-type="string">
            <text:p text:style-name="Standard"><text:span text:style-name="T13">8</text:span></text:p>
          </table:table-cell>
          <table:table-cell table:style-name="Table5.A3" office:value-type="string">
            <text:p text:style-name="Standard"><text:span text:style-name="T13">6</text:span></text:p>
          </table:table-cell>
          <table:table-cell table:style-name="Table5.A3" office:value-type="string">
            <text:p text:style-name="Standard"><text:span text:style-name="T13">22</text:span></text:p>
          </table:table-cell>
          <table:table-cell table:style-name="Table5.A3" office:value-type="string">
            <text:p text:style-name="Standard"><text:span text:style-name="T13">6+2</text:span></text:p>
          </table:table-cell>
        </table:table-row>
      </table:table>
      <text:p text:style-name="P1"/>
      <text:h text:style-name="P12" text:outline-level="2"><text:span text:style-name="T8">Task 4: Time and Space Complexity</text:span></text:h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Standard"><text:span text:style-name="T12">Aspect</text:span></text:p>
          </table:table-cell>
          <table:table-cell table:style-name="Table6.A1" office:value-type="string">
            <text:p text:style-name="Standard"><text:span text:style-name="T12">Complexity</text:span></text:p>
          </table:table-cell>
          <table:table-cell table:style-name="Table6.A1" office:value-type="string">
            <text:p text:style-name="Standard"><text:span text:style-name="T12">Explanation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3">Time Complexity</text:span></text:p>
          </table:table-cell>
          <table:table-cell table:style-name="Table6.A2" office:value-type="string">
            <text:p text:style-name="Standard"><text:span text:style-name="T13">O(n²)</text:span></text:p>
          </table:table-cell>
          <table:table-cell table:style-name="Table6.A2" office:value-type="string">
            <text:p text:style-name="Standard"><text:span text:style-name="T13">Two nested loops: outer runs n times, inner runs j times (1..j). Total: 1+2+...+n = n(n+1)/2 = O(n²).</text:span></text:p>
          </table:table-cell>
        </table:table-row>
        <table:table-row table:style-name="Table6.1">
          <table:table-cell table:style-name="Table6.A3" office:value-type="string">
            <text:p text:style-name="Standard"><text:span text:style-name="T13">Space Complexity</text:span></text:p>
          </table:table-cell>
          <table:table-cell table:style-name="Table6.A3" office:value-type="string">
            <text:p text:style-name="Standard"><text:span text:style-name="T13">O(n)</text:span></text:p>
          </table:table-cell>
          <table:table-cell table:style-name="Table6.A3" office:value-type="string">
            <text:p text:style-name="Standard"><text:span text:style-name="T13">Two arrays r[] and s[] each of size n+1. No recursion stack overhead.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3">Naive Recursive</text:span></text:p>
          </table:table-cell>
          <table:table-cell table:style-name="Table6.A2" office:value-type="string">
            <text:p text:style-name="Standard"><text:span text:style-name="T13">O(2ⁿ)</text:span></text:p>
          </table:table-cell>
          <table:table-cell table:style-name="Table6.A2" office:value-type="string">
            <text:p text:style-name="Standard"><text:span text:style-name="T13">Without memoization, exponential subproblem recomputation.</text:span></text:p>
          </table:table-cell>
        </table:table-row>
        <table:table-row table:style-name="Table6.1">
          <table:table-cell table:style-name="Table6.A3" office:value-type="string">
            <text:p text:style-name="Standard"><text:span text:style-name="T13">Top-Down Memo</text:span></text:p>
          </table:table-cell>
          <table:table-cell table:style-name="Table6.A3" office:value-type="string">
            <text:p text:style-name="Standard"><text:span text:style-name="T13">O(n²) time, O(n) space</text:span></text:p>
          </table:table-cell>
          <table:table-cell table:style-name="Table6.A3" office:value-type="string">
            <text:p text:style-name="Standard"><text:span text:style-name="T13">Same asymptotic as bottom-up but with recursion overhead.</text:span></text:p>
          </table:table-cell>
        </table:table-row>
      </table:table>
      <text:p text:style-name="P1"/>
      <text:h text:style-name="P12" text:outline-level="2"><text:span text:style-name="T8">Task 5: Extension — Fixed Cutting Cost c Per Cut</text:span></text:h>
      <text:p text:style-name="P13"><text:span text:style-name="T9">Modified Problem: Each cut incurs a fixed cost c. We need to redesign the recurrence to account for this.</text:span></text:p>
      <text:p text:style-name="P1"/>
      <text:p text:style-name="P13"><text:span text:style-name="T10">New Recurrence:</text:span></text:p>
      <text:p text:style-name="P13"><text:span text:style-name="T9">r(0) = 0</text:span></text:p>
      <text:p text:style-name="P13"><text:span text:style-name="T9">r(n) = max { p[n] , <text:s/>max{ p[i] + r(n-i) - c } <text:s/>for i = 1, ..., n-1 }</text:span></text:p>
      <text:p text:style-name="P1"/>
      <text:p text:style-name="P13"><text:span text:style-name="T9">Key observations:</text:span></text:p>
      <text:list xml:id="list174451911569768" text:continue-numbering="true" text:style-name="WWNum2">
        <text:list-item>
          <text:p text:style-name="P14"><text:span text:style-name="T9">Selling the rod whole (no cut) costs nothing extra: value = p[n].</text:span></text:p>
        </text:list-item>
        <text:list-item>
          <text:p text:style-name="P14"><text:span text:style-name="T9">If we make a cut of length i, we incur cost c once: value = p[i] + r(n-i) - c.</text:span></text:p>
        </text:list-item>
        <text:list-item>
          <text:p text:style-name="P14"><text:span text:style-name="T9">The cutting cost discourages making many small cuts; we may prefer fewer larger pieces.</text:span></text:p>
        </text:list-item>
      </text:list>
      <text:p text:style-name="P1"/>
      <text:p text:style-name="P15"><text:span text:style-name="T11">def rod_cut_with_cost(p, n, c):</text:span></text:p>
      <text:p text:style-name="P15"><text:span text:style-name="T11"><text:s text:c="4"/>"""Rod cutting with fixed cost c per cut."""</text:span></text:p>
      <text:p text:style-name="P15"><text:span text:style-name="T11"><text:s text:c="4"/>r = [0] * (n + 1)</text:span></text:p>
      <text:p text:style-name="P15"><text:span text:style-name="T11"><text:s text:c="4"/>s = [0] * (n + 1)</text:span></text:p>
      <text:p text:style-name="P15"/>
      <text:p text:style-name="P15"><text:span text:style-name="T11"><text:s text:c="4"/>for j in range(1, n + 1):</text:span></text:p>
      <text:p text:style-name="P15"><text:span text:style-name="T11"><text:s text:c="8"/>max_val = p[j] <text:s text:c="2"/># sell whole rod: no cut cost</text:span></text:p>
      <text:p text:style-name="P15"><text:span text:style-name="T11"><text:s text:c="8"/>s[j] = j</text:span></text:p>
      <text:p text:style-name="P15"><text:span text:style-name="T11"><text:s text:c="8"/>for i in range(1, j): <text:s text:c="2"/># cut into i and (j-i), pay cost c</text:span></text:p>
      <text:p text:style-name="P15"><text:span text:style-name="T11"><text:s text:c="12"/>val = p[i] + r[j - i] - c</text:span></text:p>
      <text:p text:style-name="P15"><text:span text:style-name="T11"><text:s text:c="12"/>if val &gt; max_val:</text:span></text:p>
      <text:p text:style-name="P15"><text:span text:style-name="T11"><text:s text:c="16"/>max_val = val</text:span></text:p>
      <text:p text:style-name="P15"><text:span text:style-name="T11"><text:s text:c="16"/>s[j] = i</text:span></text:p>
      <text:p text:style-name="P15"><text:span text:style-name="T11"><text:s text:c="8"/>r[j] = max_val</text:span></text:p>
      <text:p text:style-name="P15"/>
      <text:p text:style-name="P15"><text:span text:style-name="T11"><text:s text:c="4"/>return r[n], s</text:span></text:p>
      <text:p text:style-name="P15"/>
      <text:p text:style-name="P15"><text:span text:style-name="T11"># Time: O(n²) <text:s/>| <text:s/>Space: O(n) <text:s/>— same asymptotic complexity</text:span></text:p>
      <text:p text:style-name="P1"/>
      <text:p text:style-name="Standard"/>
      <text:h text:style-name="P11" text:outline-level="1"><text:span text:style-name="T7">Question 3 – Divide and Conquer: Maximum Subarray Problem</text:span></text:h>
      <text:p text:style-name="P1"/>
      <text:h text:style-name="P12" text:outline-level="2"><text:span text:style-name="T8">Problem Statement</text:span></text:h>
      <text:p text:style-name="P13"><text:span text:style-name="T9">Given an array A[0...n-1] containing both positive and negative integers representing daily profit or loss, design a divide-and-conquer algorithm to determine the maximum sum of a contiguous subarray. The algorithm must consider three cases:</text:span></text:p>
      <text:list text:style-name="WWNum3">
        <text:list-item text:start-value="1">
          <text:p text:style-name="P16"><text:span text:style-name="T9">Maximum subarray lies entirely in the left half.</text:span></text:p>
        </text:list-item>
      </text:list>
      <text:list text:style-name="WWNum4">
        <text:list-item text:start-value="1">
          <text:p text:style-name="P17"><text:span text:style-name="T9">Maximum subarray lies entirely in the right half.</text:span></text:p>
        </text:list-item>
      </text:list>
      <text:list text:style-name="WWNum5">
        <text:list-item text:start-value="1">
          <text:p text:style-name="P18"><text:span text:style-name="T9">Maximum subarray crosses the midpoint.</text:span></text:p>
        </text:list-item>
      </text:list>
      <text:p text:style-name="P1"/>
      <text:h text:style-name="P12" text:outline-level="2"><text:span text:style-name="T8">Task 1: Algorithm Design</text:span></text:h>
      <text:p text:style-name="P13"><text:span text:style-name="T10">Divide-and-Conquer Strategy:</text:span></text:p>
      <text:list text:continue-list="list174451911569768" text:style-name="WWNum2">
        <text:list-item>
          <text:p text:style-name="P14"><text:span text:style-name="T9">DIVIDE: Split the array at its midpoint: left half A[lo..mid] and right half A[mid+1..hi].</text:span></text:p>
        </text:list-item>
        <text:list-item>
          <text:p text:style-name="P14"><text:span text:style-name="T9">CONQUER: Recursively find the maximum subarray in each half.</text:span></text:p>
        </text:list-item>
        <text:list-item>
          <text:p text:style-name="P14"><text:span text:style-name="T9">COMBINE: Find the maximum subarray that crosses the midpoint (must include A[mid] and A[mid+1]).</text:span></text:p>
        </text:list-item>
        <text:list-item>
          <text:p text:style-name="P14"><text:span text:style-name="T9">RETURN: The maximum of all three candidates.</text:span></text:p>
        </text:list-item>
      </text:list>
      <text:p text:style-name="P1"/>
      <text:p text:style-name="P13"><text:span text:style-name="T10">Finding the Crossing Subarray:</text:span></text:p>
      <text:p text:style-name="P13"><text:span text:style-name="T9">The crossing subarray must include A[mid] on the left side and A[mid+1] on the right side. We extend as far left from mid as possible (greedily taking the maximum prefix sum) and as far right from mid+1 as possible. This takes O(n) time.</text:span></text:p>
      <text:p text:style-name="P1"/>
      <text:h text:style-name="P12" text:outline-level="2"><text:span text:style-name="T8">Task 2: Implementation</text:span></text:h>
      <text:p text:style-name="P15"><text:span text:style-name="T11">import math</text:span></text:p>
      <text:p text:style-name="P15"/>
      <text:p text:style-name="P15"><text:span text:style-name="T11">def find_max_crossing(A, lo, mid, hi):</text:span></text:p>
      <text:p text:style-name="P15"><text:span text:style-name="T11"><text:s text:c="4"/>"""Find maximum subarray crossing the midpoint. O(n)"""</text:span></text:p>
      <text:p text:style-name="P15"><text:span text:style-name="T11"><text:s text:c="4"/>left_sum = -math.inf</text:span></text:p>
      <text:p text:style-name="P15"><text:span text:style-name="T11"><text:s text:c="4"/>total = 0</text:span></text:p>
      <text:p text:style-name="P15"><text:span text:style-name="T11"><text:s text:c="4"/>max_left = mid</text:span></text:p>
      <text:p text:style-name="P15"><text:span text:style-name="T11"><text:s text:c="4"/>for i in range(mid, lo - 1, -1): <text:s text:c="2"/># extend left from mid</text:span></text:p>
      <text:p text:style-name="P15"><text:span text:style-name="T11"><text:s text:c="8"/>total += A[i]</text:span></text:p>
      <text:p text:style-name="P15"><text:span text:style-name="T11"><text:s text:c="8"/>if total &gt; left_sum:</text:span></text:p>
      <text:p text:style-name="P15"><text:span text:style-name="T11"><text:s text:c="12"/>left_sum = total</text:span></text:p>
      <text:p text:style-name="P15"><text:span text:style-name="T11"><text:s text:c="12"/>max_left = i</text:span></text:p>
      <text:p text:style-name="P15"/>
      <text:p text:style-name="P15"><text:span text:style-name="T11"><text:s text:c="4"/>right_sum = -math.inf</text:span></text:p>
      <text:p text:style-name="P15"><text:span text:style-name="T11"><text:s text:c="4"/>total = 0</text:span></text:p>
      <text:p text:style-name="P15"><text:span text:style-name="T11"><text:s text:c="4"/>max_right = mid + 1</text:span></text:p>
      <text:p text:style-name="P15"><text:span text:style-name="T11"><text:s text:c="4"/>for j in range(mid + 1, hi + 1): <text:s text:c="3"/># extend right from mid+1</text:span></text:p>
      <text:p text:style-name="P15"><text:span text:style-name="T11"><text:s text:c="8"/>total += A[j]</text:span></text:p>
      <text:p text:style-name="P15"><text:soft-page-break/><text:span text:style-name="T11"><text:s text:c="8"/>if total &gt; right_sum:</text:span></text:p>
      <text:p text:style-name="P15"><text:span text:style-name="T11"><text:s text:c="12"/>right_sum = total</text:span></text:p>
      <text:p text:style-name="P15"><text:span text:style-name="T11"><text:s text:c="12"/>max_right = j</text:span></text:p>
      <text:p text:style-name="P15"/>
      <text:p text:style-name="P15"><text:span text:style-name="T11"><text:s text:c="4"/>return max_left, max_right, left_sum + right_sum</text:span></text:p>
      <text:p text:style-name="P15"/>
      <text:p text:style-name="P15"><text:span text:style-name="T11">def find_max_subarray(A, lo, hi):</text:span></text:p>
      <text:p text:style-name="P15"><text:span text:style-name="T11"><text:s text:c="4"/>"""Divide-and-conquer maximum subarray. O(n log n)"""</text:span></text:p>
      <text:p text:style-name="P15"><text:span text:style-name="T11"><text:s text:c="4"/>if lo == hi:</text:span></text:p>
      <text:p text:style-name="P15"><text:span text:style-name="T11"><text:s text:c="8"/>return lo, hi, A[lo] <text:s text:c="2"/># base case: single element</text:span></text:p>
      <text:p text:style-name="P15"/>
      <text:p text:style-name="P15"><text:span text:style-name="T11"><text:s text:c="4"/>mid = (lo + hi) // 2</text:span></text:p>
      <text:p text:style-name="P15"/>
      <text:p text:style-name="P15"><text:span text:style-name="T11"><text:s text:c="4"/># Recurse on left and right halves</text:span></text:p>
      <text:p text:style-name="P15"><text:span text:style-name="T11"><text:s text:c="4"/>left_lo, left_hi, left_sum <text:s text:c="2"/>= find_max_subarray(A, lo, mid)</text:span></text:p>
      <text:p text:style-name="P15"><text:span text:style-name="T11"><text:s text:c="4"/>right_lo, right_hi, right_sum = find_max_subarray(A, mid + 1, hi)</text:span></text:p>
      <text:p text:style-name="P15"><text:span text:style-name="T11"><text:s text:c="4"/>cross_lo, cross_hi, cross_sum = find_max_crossing(A, lo, mid, hi)</text:span></text:p>
      <text:p text:style-name="P15"/>
      <text:p text:style-name="P15"><text:span text:style-name="T11"><text:s text:c="4"/># Return the best of the three</text:span></text:p>
      <text:p text:style-name="P15"><text:span text:style-name="T11"><text:s text:c="4"/>if left_sum &gt;= right_sum and left_sum &gt;= cross_sum:</text:span></text:p>
      <text:p text:style-name="P15"><text:span text:style-name="T11"><text:s text:c="8"/>return left_lo, left_hi, left_sum</text:span></text:p>
      <text:p text:style-name="P15"><text:span text:style-name="T11"><text:s text:c="4"/>elif right_sum &gt;= left_sum and right_sum &gt;= cross_sum:</text:span></text:p>
      <text:p text:style-name="P15"><text:span text:style-name="T11"><text:s text:c="8"/>return right_lo, right_hi, right_sum</text:span></text:p>
      <text:p text:style-name="P15"><text:span text:style-name="T11"><text:s text:c="4"/>else:</text:span></text:p>
      <text:p text:style-name="P15"><text:span text:style-name="T11"><text:s text:c="8"/>return cross_lo, cross_hi, cross_sum</text:span></text:p>
      <text:p text:style-name="P15"/>
      <text:p text:style-name="P15"><text:span text:style-name="T11"># Example:</text:span></text:p>
      <text:p text:style-name="P15"><text:span text:style-name="T11">A = [13, -3, -25, 20, -3, -16, -23, 18, 20, -7, 12, -5, -22, 15, -4, 7]</text:span></text:p>
      <text:p text:style-name="P15"><text:span text:style-name="T11">lo, hi, total = find_max_subarray(A, 0, len(A)-1)</text:span></text:p>
      <text:p text:style-name="P15"><text:span text:style-name="T11">print(f'Max subarray: A[{lo}..{hi}] = {A[lo:hi+1]}, Sum = {total}') # [18,20,-7,12] = 43</text:span></text:p>
      <text:p text:style-name="P1"/>
      <text:h text:style-name="P12" text:outline-level="2"><text:span text:style-name="T8">Task 3: Recurrence Relation</text:span></text:h>
      <text:p text:style-name="P13"><text:span text:style-name="T9">Let T(n) be the time to solve a problem of size n.</text:span></text:p>
      <text:p text:style-name="P1"/>
      <text:list text:continue-numbering="true" text:style-name="WWNum2">
        <text:list-item>
          <text:p text:style-name="P14"><text:span text:style-name="T9">The array is split into 2 equal halves: 2 recursive calls of size n/2.</text:span></text:p>
        </text:list-item>
        <text:list-item>
          <text:p text:style-name="P14"><text:span text:style-name="T9">Finding the crossing subarray takes O(n) time.</text:span></text:p>
        </text:list-item>
        <text:list-item>
          <text:p text:style-name="P14"><text:span text:style-name="T9">Combining the three results takes O(1) time.</text:span></text:p>
        </text:list-item>
      </text:list>
      <text:p text:style-name="P1"/>
      <text:p text:style-name="P13"><text:span text:style-name="T9">Recurrence: <text:s text:c="2"/>T(n) = 2T(n/2) + O(n), <text:s text:c="2"/>with T(1) = O(1)</text:span></text:p>
      <text:p text:style-name="P1"/>
      <text:h text:style-name="P12" text:outline-level="2"><text:span text:style-name="T8">Task 4: Solving the Recurrence Using the Master Theorem</text:span></text:h>
      <text:p text:style-name="P13"><text:span text:style-name="T9">For the Master Theorem, we match: <text:s text:c="2"/>T(n) = aT(n/b) + f(n)</text:span>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12">Parameter</text:span></text:p>
          </table:table-cell>
          <table:table-cell table:style-name="Table7.A1" office:value-type="string">
            <text:p text:style-name="Standard"><text:span text:style-name="T12">Value</text:span></text:p>
          </table:table-cell>
          <table:table-cell table:style-name="Table7.A1" office:value-type="string">
            <text:p text:style-name="Standard"><text:span text:style-name="T12">Meaning</text:span></text:p>
          </table:table-cell>
        </table:table-row>
        <text:soft-page-break/>
        <table:table-row table:style-name="Table7.1">
          <table:table-cell table:style-name="Table7.A2" office:value-type="string">
            <text:p text:style-name="Standard"><text:span text:style-name="T13">a</text:span></text:p>
          </table:table-cell>
          <table:table-cell table:style-name="Table7.A2" office:value-type="string">
            <text:p text:style-name="Standard"><text:span text:style-name="T13">2</text:span></text:p>
          </table:table-cell>
          <table:table-cell table:style-name="Table7.A2" office:value-type="string">
            <text:p text:style-name="Standard"><text:span text:style-name="T13">Number of subproblems</text:span></text:p>
          </table:table-cell>
        </table:table-row>
        <table:table-row table:style-name="Table7.1">
          <table:table-cell table:style-name="Table7.A3" office:value-type="string">
            <text:p text:style-name="Standard"><text:span text:style-name="T13">b</text:span></text:p>
          </table:table-cell>
          <table:table-cell table:style-name="Table7.A3" office:value-type="string">
            <text:p text:style-name="Standard"><text:span text:style-name="T13">2</text:span></text:p>
          </table:table-cell>
          <table:table-cell table:style-name="Table7.A3" office:value-type="string">
            <text:p text:style-name="Standard"><text:span text:style-name="T13">Factor by which input shrinks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3">f(n)</text:span></text:p>
          </table:table-cell>
          <table:table-cell table:style-name="Table7.A2" office:value-type="string">
            <text:p text:style-name="Standard"><text:span text:style-name="T13">O(n)</text:span></text:p>
          </table:table-cell>
          <table:table-cell table:style-name="Table7.A2" office:value-type="string">
            <text:p text:style-name="Standard"><text:span text:style-name="T13">Work done outside recursion</text:span></text:p>
          </table:table-cell>
        </table:table-row>
        <table:table-row table:style-name="Table7.1">
          <table:table-cell table:style-name="Table7.A3" office:value-type="string">
            <text:p text:style-name="Standard"><text:span text:style-name="T13">log_b(a)</text:span></text:p>
          </table:table-cell>
          <table:table-cell table:style-name="Table7.A3" office:value-type="string">
            <text:p text:style-name="Standard"><text:span text:style-name="T13">log₂(2) = 1</text:span></text:p>
          </table:table-cell>
          <table:table-cell table:style-name="Table7.A3" office:value-type="string">
            <text:p text:style-name="Standard"><text:span text:style-name="T13">Critical exponent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3">n^(log_b a)</text:span></text:p>
          </table:table-cell>
          <table:table-cell table:style-name="Table7.A2" office:value-type="string">
            <text:p text:style-name="Standard"><text:span text:style-name="T13">n¹ = n</text:span></text:p>
          </table:table-cell>
          <table:table-cell table:style-name="Table7.A2" office:value-type="string">
            <text:p text:style-name="Standard"><text:span text:style-name="T13">Compare with f(n)</text:span></text:p>
          </table:table-cell>
        </table:table-row>
      </table:table>
      <text:p text:style-name="P1"/>
      <text:p text:style-name="P13"><text:span text:style-name="T9">Since f(n) = O(n) = O(n^(log_b a)) = O(n¹), we are in Case 2 of the Master Theorem:</text:span></text:p>
      <text:p text:style-name="P1"/>
      <text:p text:style-name="P13"><text:span text:style-name="T9">Case 2: f(n) = Θ(n^(log_b a) · log^k n) with k=0</text:span></text:p>
      <text:p text:style-name="P13"><text:span text:style-name="T9">Therefore: T(n) = Θ(n log n)</text:span></text:p>
      <text:p text:style-name="P1"/>
      <text:p text:style-name="P13"><text:span text:style-name="T9">The divide-and-conquer algorithm runs in O(n log n) time.</text:span></text:p>
      <text:p text:style-name="P1"/>
      <text:h text:style-name="P12" text:outline-level="2"><text:span text:style-name="T8">Task 5: Comparison with Brute-Force O(n²)</text:span></text:h>
      <text:p text:style-name="P1"/>
      <text:p text:style-name="P15"><text:span text:style-name="T11">def max_subarray_brute(A):</text:span></text:p>
      <text:p text:style-name="P15"><text:span text:style-name="T11"><text:s text:c="4"/>"""Brute-force O(n²) solution."""</text:span></text:p>
      <text:p text:style-name="P15"><text:span text:style-name="T11"><text:s text:c="4"/>n = len(A)</text:span></text:p>
      <text:p text:style-name="P15"><text:span text:style-name="T11"><text:s text:c="4"/>max_sum = -math.inf</text:span></text:p>
      <text:p text:style-name="P15"><text:span text:style-name="T11"><text:s text:c="4"/>best_lo, best_hi = 0, 0</text:span></text:p>
      <text:p text:style-name="P15"><text:span text:style-name="T11"><text:s text:c="4"/>for i in range(n):</text:span></text:p>
      <text:p text:style-name="P15"><text:span text:style-name="T11"><text:s text:c="8"/>total = 0</text:span></text:p>
      <text:p text:style-name="P15"><text:span text:style-name="T11"><text:s text:c="8"/>for j in range(i, n):</text:span></text:p>
      <text:p text:style-name="P15"><text:span text:style-name="T11"><text:s text:c="12"/>total += A[j]</text:span></text:p>
      <text:p text:style-name="P15"><text:span text:style-name="T11"><text:s text:c="12"/>if total &gt; max_sum:</text:span></text:p>
      <text:p text:style-name="P15"><text:span text:style-name="T11"><text:s text:c="16"/>max_sum = total</text:span></text:p>
      <text:p text:style-name="P15"><text:span text:style-name="T11"><text:s text:c="16"/>best_lo, best_hi = i, j</text:span></text:p>
      <text:p text:style-name="P15"><text:span text:style-name="T11"><text:s text:c="4"/>return best_lo, best_hi, max_sum</text:span></text:p>
      <text:p text:style-name="P15"/>
      <text:p text:style-name="P15"><text:span text:style-name="T11"># Note: Kadane's algorithm solves this in O(n) time</text:span></text:p>
      <text:p text:style-name="P15"><text:span text:style-name="T11"># Kadane's is the optimal solution but does not use D&amp;C</text:span>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Standard"><text:span text:style-name="T12">Algorithm</text:span></text:p>
          </table:table-cell>
          <table:table-cell table:style-name="Table8.A1" office:value-type="string">
            <text:p text:style-name="Standard"><text:span text:style-name="T12">Time Complexity</text:span></text:p>
          </table:table-cell>
          <table:table-cell table:style-name="Table8.A1" office:value-type="string">
            <text:p text:style-name="Standard"><text:span text:style-name="T12">Space</text:span></text:p>
          </table:table-cell>
          <table:table-cell table:style-name="Table8.A1" office:value-type="string">
            <text:p text:style-name="Standard"><text:span text:style-name="T12">n=1,000</text:span></text:p>
          </table:table-cell>
          <table:table-cell table:style-name="Table8.A1" office:value-type="string">
            <text:p text:style-name="Standard"><text:span text:style-name="T12">n=10,000</text:span></text:p>
          </table:table-cell>
          <table:table-cell table:style-name="Table8.A1" office:value-type="string">
            <text:p text:style-name="Standard"><text:span text:style-name="T12">n=100,000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3">Brute Force</text:span></text:p>
          </table:table-cell>
          <table:table-cell table:style-name="Table8.A2" office:value-type="string">
            <text:p text:style-name="Standard"><text:span text:style-name="T13">O(n²)</text:span></text:p>
          </table:table-cell>
          <table:table-cell table:style-name="Table8.A2" office:value-type="string">
            <text:p text:style-name="Standard"><text:span text:style-name="T13">O(1)</text:span></text:p>
          </table:table-cell>
          <table:table-cell table:style-name="Table8.A2" office:value-type="string">
            <text:p text:style-name="Standard"><text:span text:style-name="T13">~0.5 ms</text:span></text:p>
          </table:table-cell>
          <table:table-cell table:style-name="Table8.A2" office:value-type="string">
            <text:p text:style-name="Standard"><text:span text:style-name="T13">~50 ms</text:span></text:p>
          </table:table-cell>
          <table:table-cell table:style-name="Table8.A2" office:value-type="string">
            <text:p text:style-name="Standard"><text:span text:style-name="T13">~5,000 ms</text:span></text:p>
          </table:table-cell>
        </table:table-row>
        <table:table-row table:style-name="Table8.1">
          <table:table-cell table:style-name="Table8.A3" office:value-type="string">
            <text:p text:style-name="Standard"><text:span text:style-name="T13">Divide &amp; Conquer</text:span></text:p>
          </table:table-cell>
          <table:table-cell table:style-name="Table8.A3" office:value-type="string">
            <text:p text:style-name="Standard"><text:span text:style-name="T13">O(n log n)</text:span></text:p>
          </table:table-cell>
          <table:table-cell table:style-name="Table8.A3" office:value-type="string">
            <text:p text:style-name="Standard"><text:span text:style-name="T13">O(log n) stack</text:span></text:p>
          </table:table-cell>
          <table:table-cell table:style-name="Table8.A3" office:value-type="string">
            <text:p text:style-name="Standard"><text:span text:style-name="T13">~0.05 ms</text:span></text:p>
          </table:table-cell>
          <table:table-cell table:style-name="Table8.A3" office:value-type="string">
            <text:p text:style-name="Standard"><text:span text:style-name="T13">~0.7 ms</text:span></text:p>
          </table:table-cell>
          <table:table-cell table:style-name="Table8.A3" office:value-type="string">
            <text:p text:style-name="Standard"><text:span text:style-name="T13">~8 ms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3">Kadane's Algorithm</text:span></text:p>
          </table:table-cell>
          <table:table-cell table:style-name="Table8.A2" office:value-type="string">
            <text:p text:style-name="Standard"><text:span text:style-name="T13">O(n)</text:span></text:p>
          </table:table-cell>
          <table:table-cell table:style-name="Table8.A2" office:value-type="string">
            <text:p text:style-name="Standard"><text:span text:style-name="T13">O(1)</text:span></text:p>
          </table:table-cell>
          <table:table-cell table:style-name="Table8.A2" office:value-type="string">
            <text:p text:style-name="Standard"><text:span text:style-name="T13">~0.005 ms</text:span></text:p>
          </table:table-cell>
          <table:table-cell table:style-name="Table8.A2" office:value-type="string">
            <text:p text:style-name="Standard"><text:span text:style-name="T13">~0.05 ms</text:span></text:p>
          </table:table-cell>
          <table:table-cell table:style-name="Table8.A2" office:value-type="string">
            <text:p text:style-name="Standard"><text:span text:style-name="T13">~0.5 ms</text:span></text:p>
          </table:table-cell>
        </table:table-row>
      </table:table>
      <text:p text:style-name="P1"/>
      <text:p text:style-name="P13"><text:span text:style-name="T10">Key Takeaways:</text:span></text:p>
      <text:list text:continue-numbering="true" text:style-name="WWNum2">
        <text:list-item>
          <text:p text:style-name="P14"><text:span text:style-name="T9">Brute Force O(n²): Tries every pair (i, j) and computes the sum. Simple but slow for large inputs.</text:span></text:p>
        </text:list-item>
        <text:list-item>
          <text:p text:style-name="P14"><text:soft-page-break/><text:span text:style-name="T9">Divide and Conquer O(n log n): Significantly faster; uses the D&amp;C paradigm as required. Stack space is O(log n) due to recursion depth.</text:span></text:p>
        </text:list-item>
        <text:list-item>
          <text:p text:style-name="P14"><text:span text:style-name="T9">Kadane's Algorithm O(n): The practical optimal; scans once maintaining a running maximum. However, it does not employ divide-and-conquer.</text:span></text:p>
        </text:list-item>
        <text:list-item>
          <text:p text:style-name="P14"><text:span text:style-name="T9">The D&amp;C approach is important theoretically because it demonstrates the Master Theorem and serves as a building block for understanding algorithms like merge sort.</text:span></text:p>
        </text:list-item>
      </text:list>
      <text:p text:style-name="P1"/>
      <text:h text:style-name="P12" text:outline-level="2"><text:span text:style-name="T8">Cross-Cutting Comparison of All Three Techniques</text:span></text:h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Standard"><text:span text:style-name="T12">Paradigm</text:span></text:p>
          </table:table-cell>
          <table:table-cell table:style-name="Table9.A1" office:value-type="string">
            <text:p text:style-name="Standard"><text:span text:style-name="T12">Algorithm</text:span></text:p>
          </table:table-cell>
          <table:table-cell table:style-name="Table9.A1" office:value-type="string">
            <text:p text:style-name="Standard"><text:span text:style-name="T12">Problem Size Reduction</text:span></text:p>
          </table:table-cell>
          <table:table-cell table:style-name="Table9.A1" office:value-type="string">
            <text:p text:style-name="Standard"><text:span text:style-name="T12">Time Complexity</text:span></text:p>
          </table:table-cell>
          <table:table-cell table:style-name="Table9.A1" office:value-type="string">
            <text:p text:style-name="Standard"><text:span text:style-name="T12">Key Idea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13">Decrease &amp; Conquer</text:span></text:p>
          </table:table-cell>
          <table:table-cell table:style-name="Table9.A2" office:value-type="string">
            <text:p text:style-name="Standard"><text:span text:style-name="T13">Dijkstra's</text:span></text:p>
          </table:table-cell>
          <table:table-cell table:style-name="Table9.A2" office:value-type="string">
            <text:p text:style-name="Standard"><text:span text:style-name="T13">Removes 1 vertex per step</text:span></text:p>
          </table:table-cell>
          <table:table-cell table:style-name="Table9.A2" office:value-type="string">
            <text:p text:style-name="Standard"><text:span text:style-name="T13">O((V+E) log V)</text:span></text:p>
          </table:table-cell>
          <table:table-cell table:style-name="Table9.A2" office:value-type="string">
            <text:p text:style-name="Standard"><text:span text:style-name="T13">Greedy finalization of closest vertex</text:span></text:p>
          </table:table-cell>
        </table:table-row>
        <table:table-row table:style-name="Table9.1">
          <table:table-cell table:style-name="Table9.A3" office:value-type="string">
            <text:p text:style-name="Standard"><text:span text:style-name="T13">Dynamic Programming</text:span></text:p>
          </table:table-cell>
          <table:table-cell table:style-name="Table9.A3" office:value-type="string">
            <text:p text:style-name="Standard"><text:span text:style-name="T13">Rod Cutting</text:span></text:p>
          </table:table-cell>
          <table:table-cell table:style-name="Table9.A3" office:value-type="string">
            <text:p text:style-name="Standard"><text:span text:style-name="T13">Builds up from subproblems 0..n</text:span></text:p>
          </table:table-cell>
          <table:table-cell table:style-name="Table9.A3" office:value-type="string">
            <text:p text:style-name="Standard"><text:span text:style-name="T13">O(n²)</text:span></text:p>
          </table:table-cell>
          <table:table-cell table:style-name="Table9.A3" office:value-type="string">
            <text:p text:style-name="Standard"><text:span text:style-name="T13">Optimal substructure + memoization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13">Divide &amp; Conquer</text:span></text:p>
          </table:table-cell>
          <table:table-cell table:style-name="Table9.A2" office:value-type="string">
            <text:p text:style-name="Standard"><text:span text:style-name="T13">Max Subarray</text:span></text:p>
          </table:table-cell>
          <table:table-cell table:style-name="Table9.A2" office:value-type="string">
            <text:p text:style-name="Standard"><text:span text:style-name="T13">Splits array in half recursively</text:span></text:p>
          </table:table-cell>
          <table:table-cell table:style-name="Table9.A2" office:value-type="string">
            <text:p text:style-name="Standard"><text:span text:style-name="T13">O(n log n)</text:span></text:p>
          </table:table-cell>
          <table:table-cell table:style-name="Table9.A2" office:value-type="string">
            <text:p text:style-name="Standard"><text:span text:style-name="T13">Combine left, right, and crossing solutions</text:span></text:p>
          </table:table-cell>
        </table:table-row>
      </table:table>
      <text:p text:style-name="P1"/>
      <text:p text:style-name="P19"><text:span text:style-name="T14">End of Repor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25in" fo:margin-bottom="0.139in" style:contextual-spacing="false"/>
      <style:text-properties fo:color="#1f3864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1945in" fo:margin-bottom="0.0972in" style:contextual-spacing="false"/>
      <style:text-properties fo:color="#2e75b6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139in" fo:margin-bottom="0.0693in" style:contextual-spacing="false"/>
      <style:text-properties fo:color="#404040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8752in" fo:margin-right="0.875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meta:editing-cycles>2</meta:editing-cycles>
    <meta:creation-date>2026-04-14T11:57:55.560000000</meta:creation-date>
    <dc:date>2026-04-14T17:44:49.772460327</dc:date>
    <meta:editing-duration>PT2M58S</meta:editing-duration>
    <meta:document-statistic meta:table-count="10" meta:image-count="0" meta:object-count="0" meta:page-count="13" meta:paragraph-count="537" meta:word-count="2638" meta:character-count="15038" meta:non-whitespace-character-count="11849"/>
    <meta:generator>LibreOffice/26.2.2.2$Linux_X86_64 LibreOffice_project/1f77d10d6938fd34972958f64b2bcfa54f8b1ba5</meta:generator>
  </office:meta>
</office:document-meta>
</file>